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>
          <table:table-cell/>
          <table:table-cell table:formula="of:=2*PI()/100" office:value-type="float" office:value="0.0628318530717959" calcext:value-type="float">
            <text:p>0.06283185307179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IN([.A2]*[.$B$1])+1" office:value-type="float" office:value="1" calcext:value-type="float">
            <text:p>1</text:p>
          </table:table-cell>
          <table:table-cell table:formula="of:=[.B2]*[.$C$1]" office:value-type="float" office:value="100" calcext:value-type="float">
            <text:p>100</text:p>
          </table:table-cell>
          <table:table-cell table:formula="of:=TEXT([.C2];&quot;###&quot;)" office:value-type="string" office:string-value="100" calcext:value-type="string">
            <text:p>100</text:p>
          </table:table-cell>
          <table:table-cell table:formula="of:=[.D2] &amp; &quot;,&quot; &amp; [.E1]" office:value-type="string" office:string-value="100," calcext:value-type="string">
            <text:p>100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IN([.A3]*[.$B$1])+1" office:value-type="float" office:value="1.06279051952931" calcext:value-type="float">
            <text:p>1.06279051952931</text:p>
          </table:table-cell>
          <table:table-cell table:formula="of:=[.B3]*[.$C$1]" office:value-type="float" office:value="106.279051952931" calcext:value-type="float">
            <text:p>106.279051952931</text:p>
          </table:table-cell>
          <table:table-cell table:formula="of:=TEXT([.C3];&quot;###&quot;)" office:value-type="string" office:string-value="106" calcext:value-type="string">
            <text:p>106</text:p>
          </table:table-cell>
          <table:table-cell table:formula="of:=[.D3] &amp; &quot;,&quot; &amp; [.E2]" office:value-type="string" office:string-value="106,100," calcext:value-type="string">
            <text:p>106,100,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IN([.A4]*[.$B$1])+1" office:value-type="float" office:value="1.1253332335643" calcext:value-type="float">
            <text:p>1.1253332335643</text:p>
          </table:table-cell>
          <table:table-cell table:formula="of:=[.B4]*[.$C$1]" office:value-type="float" office:value="112.53332335643" calcext:value-type="float">
            <text:p>112.53332335643</text:p>
          </table:table-cell>
          <table:table-cell table:formula="of:=TEXT([.C4];&quot;###&quot;)" office:value-type="string" office:string-value="113" calcext:value-type="string">
            <text:p>113</text:p>
          </table:table-cell>
          <table:table-cell table:formula="of:=[.D4] &amp; &quot;,&quot; &amp; [.E3]" office:value-type="string" office:string-value="113,106,100," calcext:value-type="string">
            <text:p>113,106,100,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IN([.A5]*[.$B$1])+1" office:value-type="float" office:value="1.18738131458572" calcext:value-type="float">
            <text:p>1.18738131458572</text:p>
          </table:table-cell>
          <table:table-cell table:formula="of:=[.B5]*[.$C$1]" office:value-type="float" office:value="118.738131458572" calcext:value-type="float">
            <text:p>118.738131458572</text:p>
          </table:table-cell>
          <table:table-cell table:formula="of:=TEXT([.C5];&quot;###&quot;)" office:value-type="string" office:string-value="119" calcext:value-type="string">
            <text:p>119</text:p>
          </table:table-cell>
          <table:table-cell table:formula="of:=[.D5] &amp; &quot;,&quot; &amp; [.E4]" office:value-type="string" office:string-value="119,113,106,100," calcext:value-type="string">
            <text:p>119,113,106,100,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IN([.A6]*[.$B$1])+1" office:value-type="float" office:value="1.24868988716485" calcext:value-type="float">
            <text:p>1.24868988716485</text:p>
          </table:table-cell>
          <table:table-cell table:formula="of:=[.B6]*[.$C$1]" office:value-type="float" office:value="124.868988716485" calcext:value-type="float">
            <text:p>124.868988716485</text:p>
          </table:table-cell>
          <table:table-cell table:formula="of:=TEXT([.C6];&quot;###&quot;)" office:value-type="string" office:string-value="125" calcext:value-type="string">
            <text:p>125</text:p>
          </table:table-cell>
          <table:table-cell table:formula="of:=[.D6] &amp; &quot;,&quot; &amp; [.E5]" office:value-type="string" office:string-value="125,119,113,106,100," calcext:value-type="string">
            <text:p>125,119,113,106,100,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IN([.A7]*[.$B$1])+1" office:value-type="float" office:value="1.30901699437495" calcext:value-type="float">
            <text:p>1.30901699437495</text:p>
          </table:table-cell>
          <table:table-cell table:formula="of:=[.B7]*[.$C$1]" office:value-type="float" office:value="130.901699437495" calcext:value-type="float">
            <text:p>130.901699437495</text:p>
          </table:table-cell>
          <table:table-cell table:formula="of:=TEXT([.C7];&quot;###&quot;)" office:value-type="string" office:string-value="131" calcext:value-type="string">
            <text:p>131</text:p>
          </table:table-cell>
          <table:table-cell table:formula="of:=[.D7] &amp; &quot;,&quot; &amp; [.E6]" office:value-type="string" office:string-value="131,125,119,113,106,100," calcext:value-type="string">
            <text:p>131,125,119,113,106,100,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IN([.A8]*[.$B$1])+1" office:value-type="float" office:value="1.36812455268468" calcext:value-type="float">
            <text:p>1.36812455268468</text:p>
          </table:table-cell>
          <table:table-cell table:formula="of:=[.B8]*[.$C$1]" office:value-type="float" office:value="136.812455268468" calcext:value-type="float">
            <text:p>136.812455268468</text:p>
          </table:table-cell>
          <table:table-cell table:formula="of:=TEXT([.C8];&quot;###&quot;)" office:value-type="string" office:string-value="137" calcext:value-type="string">
            <text:p>137</text:p>
          </table:table-cell>
          <table:table-cell table:formula="of:=[.D8] &amp; &quot;,&quot; &amp; [.E7]" office:value-type="string" office:string-value="137,131,125,119,113,106,100," calcext:value-type="string">
            <text:p>137,131,125,119,113,106,100,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IN([.A9]*[.$B$1])+1" office:value-type="float" office:value="1.42577929156507" calcext:value-type="float">
            <text:p>1.42577929156507</text:p>
          </table:table-cell>
          <table:table-cell table:formula="of:=[.B9]*[.$C$1]" office:value-type="float" office:value="142.577929156507" calcext:value-type="float">
            <text:p>142.577929156507</text:p>
          </table:table-cell>
          <table:table-cell table:formula="of:=TEXT([.C9];&quot;###&quot;)" office:value-type="string" office:string-value="143" calcext:value-type="string">
            <text:p>143</text:p>
          </table:table-cell>
          <table:table-cell table:formula="of:=[.D9] &amp; &quot;,&quot; &amp; [.E8]" office:value-type="string" office:string-value="143,137,131,125,119,113,106,100," calcext:value-type="string">
            <text:p>143,137,131,125,119,113,106,100,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IN([.A10]*[.$B$1])+1" office:value-type="float" office:value="1.48175367410172" calcext:value-type="float">
            <text:p>1.48175367410172</text:p>
          </table:table-cell>
          <table:table-cell table:formula="of:=[.B10]*[.$C$1]" office:value-type="float" office:value="148.175367410172" calcext:value-type="float">
            <text:p>148.175367410172</text:p>
          </table:table-cell>
          <table:table-cell table:formula="of:=TEXT([.C10];&quot;###&quot;)" office:value-type="string" office:string-value="148" calcext:value-type="string">
            <text:p>148</text:p>
          </table:table-cell>
          <table:table-cell table:formula="of:=[.D10] &amp; &quot;,&quot; &amp; [.E9]" office:value-type="string" office:string-value="148,143,137,131,125,119,113,106,100," calcext:value-type="string">
            <text:p>148,143,137,131,125,119,113,106,100,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IN([.A11]*[.$B$1])+1" office:value-type="float" office:value="1.535826794979" calcext:value-type="float">
            <text:p>1.535826794979</text:p>
          </table:table-cell>
          <table:table-cell table:formula="of:=[.B11]*[.$C$1]" office:value-type="float" office:value="153.5826794979" calcext:value-type="float">
            <text:p>153.5826794979</text:p>
          </table:table-cell>
          <table:table-cell table:formula="of:=TEXT([.C11];&quot;###&quot;)" office:value-type="string" office:string-value="154" calcext:value-type="string">
            <text:p>154</text:p>
          </table:table-cell>
          <table:table-cell table:formula="of:=[.D11] &amp; &quot;,&quot; &amp; [.E10]" office:value-type="string" office:string-value="154,148,143,137,131,125,119,113,106,100," calcext:value-type="string">
            <text:p>154,148,143,137,131,125,119,113,106,100,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IN([.A12]*[.$B$1])+1" office:value-type="float" office:value="1.58778525229247" calcext:value-type="float">
            <text:p>1.58778525229247</text:p>
          </table:table-cell>
          <table:table-cell table:formula="of:=[.B12]*[.$C$1]" office:value-type="float" office:value="158.778525229247" calcext:value-type="float">
            <text:p>158.778525229247</text:p>
          </table:table-cell>
          <table:table-cell table:formula="of:=TEXT([.C12];&quot;###&quot;)" office:value-type="string" office:string-value="159" calcext:value-type="string">
            <text:p>159</text:p>
          </table:table-cell>
          <table:table-cell table:formula="of:=[.D12] &amp; &quot;,&quot; &amp; [.E11]" office:value-type="string" office:string-value="159,154,148,143,137,131,125,119,113,106,100," calcext:value-type="string">
            <text:p>159,154,148,143,137,131,125,119,113,106,100,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IN([.A13]*[.$B$1])+1" office:value-type="float" office:value="1.63742398974869" calcext:value-type="float">
            <text:p>1.63742398974869</text:p>
          </table:table-cell>
          <table:table-cell table:formula="of:=[.B13]*[.$C$1]" office:value-type="float" office:value="163.742398974869" calcext:value-type="float">
            <text:p>163.742398974869</text:p>
          </table:table-cell>
          <table:table-cell table:formula="of:=TEXT([.C13];&quot;###&quot;)" office:value-type="string" office:string-value="164" calcext:value-type="string">
            <text:p>164</text:p>
          </table:table-cell>
          <table:table-cell table:formula="of:=[.D13] &amp; &quot;,&quot; &amp; [.E12]" office:value-type="string" office:string-value="164,159,154,148,143,137,131,125,119,113,106,100," calcext:value-type="string">
            <text:p>164,159,154,148,143,137,131,125,119,113,106,100,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IN([.A14]*[.$B$1])+1" office:value-type="float" office:value="1.68454710592869" calcext:value-type="float">
            <text:p>1.68454710592869</text:p>
          </table:table-cell>
          <table:table-cell table:formula="of:=[.B14]*[.$C$1]" office:value-type="float" office:value="168.454710592869" calcext:value-type="float">
            <text:p>168.454710592869</text:p>
          </table:table-cell>
          <table:table-cell table:formula="of:=TEXT([.C14];&quot;###&quot;)" office:value-type="string" office:string-value="168" calcext:value-type="string">
            <text:p>168</text:p>
          </table:table-cell>
          <table:table-cell table:formula="of:=[.D14] &amp; &quot;,&quot; &amp; [.E13]" office:value-type="string" office:string-value="168,164,159,154,148,143,137,131,125,119,113,106,100," calcext:value-type="string">
            <text:p>168,164,159,154,148,143,137,131,125,119,113,106,100,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IN([.A15]*[.$B$1])+1" office:value-type="float" office:value="1.72896862742141" calcext:value-type="float">
            <text:p>1.72896862742141</text:p>
          </table:table-cell>
          <table:table-cell table:formula="of:=[.B15]*[.$C$1]" office:value-type="float" office:value="172.896862742141" calcext:value-type="float">
            <text:p>172.896862742141</text:p>
          </table:table-cell>
          <table:table-cell table:formula="of:=TEXT([.C15];&quot;###&quot;)" office:value-type="string" office:string-value="173" calcext:value-type="string">
            <text:p>173</text:p>
          </table:table-cell>
          <table:table-cell table:formula="of:=[.D15] &amp; &quot;,&quot; &amp; [.E14]" office:value-type="string" office:string-value="173,168,164,159,154,148,143,137,131,125,119,113,106,100," calcext:value-type="string">
            <text:p>173,168,164,159,154,148,143,137,131,125,119,113,106,100,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SIN([.A16]*[.$B$1])+1" office:value-type="float" office:value="1.77051324277579" calcext:value-type="float">
            <text:p>1.77051324277579</text:p>
          </table:table-cell>
          <table:table-cell table:formula="of:=[.B16]*[.$C$1]" office:value-type="float" office:value="177.051324277579" calcext:value-type="float">
            <text:p>177.051324277579</text:p>
          </table:table-cell>
          <table:table-cell table:formula="of:=TEXT([.C16];&quot;###&quot;)" office:value-type="string" office:string-value="177" calcext:value-type="string">
            <text:p>177</text:p>
          </table:table-cell>
          <table:table-cell table:formula="of:=[.D16] &amp; &quot;,&quot; &amp; [.E15]" office:value-type="string" office:string-value="177,173,168,164,159,154,148,143,137,131,125,119,113,106,100," calcext:value-type="string">
            <text:p>177,173,168,164,159,154,148,143,137,131,125,119,113,106,100,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IN([.A17]*[.$B$1])+1" office:value-type="float" office:value="1.80901699437495" calcext:value-type="float">
            <text:p>1.80901699437495</text:p>
          </table:table-cell>
          <table:table-cell table:formula="of:=[.B17]*[.$C$1]" office:value-type="float" office:value="180.901699437495" calcext:value-type="float">
            <text:p>180.901699437495</text:p>
          </table:table-cell>
          <table:table-cell table:formula="of:=TEXT([.C17];&quot;###&quot;)" office:value-type="string" office:string-value="181" calcext:value-type="string">
            <text:p>181</text:p>
          </table:table-cell>
          <table:table-cell table:formula="of:=[.D17] &amp; &quot;,&quot; &amp; [.E16]" office:value-type="string" office:string-value="181,177,173,168,164,159,154,148,143,137,131,125,119,113,106,100," calcext:value-type="string">
            <text:p>181,177,173,168,164,159,154,148,143,137,131,125,119,113,106,100,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IN([.A18]*[.$B$1])+1" office:value-type="float" office:value="1.84432792550202" calcext:value-type="float">
            <text:p>1.84432792550202</text:p>
          </table:table-cell>
          <table:table-cell table:formula="of:=[.B18]*[.$C$1]" office:value-type="float" office:value="184.432792550202" calcext:value-type="float">
            <text:p>184.432792550202</text:p>
          </table:table-cell>
          <table:table-cell table:formula="of:=TEXT([.C18];&quot;###&quot;)" office:value-type="string" office:string-value="184" calcext:value-type="string">
            <text:p>184</text:p>
          </table:table-cell>
          <table:table-cell table:formula="of:=[.D18] &amp; &quot;,&quot; &amp; [.E17]" office:value-type="string" office:string-value="184,181,177,173,168,164,159,154,148,143,137,131,125,119,113,106,100," calcext:value-type="string">
            <text:p>184,181,177,173,168,164,159,154,148,143,137,131,125,119,113,106,100,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SIN([.A19]*[.$B$1])+1" office:value-type="float" office:value="1.87630668004386" calcext:value-type="float">
            <text:p>1.87630668004386</text:p>
          </table:table-cell>
          <table:table-cell table:formula="of:=[.B19]*[.$C$1]" office:value-type="float" office:value="187.630668004386" calcext:value-type="float">
            <text:p>187.630668004386</text:p>
          </table:table-cell>
          <table:table-cell table:formula="of:=TEXT([.C19];&quot;###&quot;)" office:value-type="string" office:string-value="188" calcext:value-type="string">
            <text:p>188</text:p>
          </table:table-cell>
          <table:table-cell table:formula="of:=[.D19] &amp; &quot;,&quot; &amp; [.E18]" office:value-type="string" office:string-value="188,184,181,177,173,168,164,159,154,148,143,137,131,125,119,113,106,100," calcext:value-type="string">
            <text:p>188,184,181,177,173,168,164,159,154,148,143,137,131,125,119,113,106,100,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IN([.A20]*[.$B$1])+1" office:value-type="float" office:value="1.90482705246602" calcext:value-type="float">
            <text:p>1.90482705246602</text:p>
          </table:table-cell>
          <table:table-cell table:formula="of:=[.B20]*[.$C$1]" office:value-type="float" office:value="190.482705246602" calcext:value-type="float">
            <text:p>190.482705246602</text:p>
          </table:table-cell>
          <table:table-cell table:formula="of:=TEXT([.C20];&quot;###&quot;)" office:value-type="string" office:string-value="190" calcext:value-type="string">
            <text:p>190</text:p>
          </table:table-cell>
          <table:table-cell table:formula="of:=[.D20] &amp; &quot;,&quot; &amp; [.E19]" office:value-type="string" office:string-value="190,188,184,181,177,173,168,164,159,154,148,143,137,131,125,119,113,106,100," calcext:value-type="string">
            <text:p>190,188,184,181,177,173,168,164,159,154,148,143,137,131,125,119,113,106,100,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SIN([.A21]*[.$B$1])+1" office:value-type="float" office:value="1.92977648588825" calcext:value-type="float">
            <text:p>1.92977648588825</text:p>
          </table:table-cell>
          <table:table-cell table:formula="of:=[.B21]*[.$C$1]" office:value-type="float" office:value="192.977648588825" calcext:value-type="float">
            <text:p>192.977648588825</text:p>
          </table:table-cell>
          <table:table-cell table:formula="of:=TEXT([.C21];&quot;###&quot;)" office:value-type="string" office:string-value="193" calcext:value-type="string">
            <text:p>193</text:p>
          </table:table-cell>
          <table:table-cell table:formula="of:=[.D21] &amp; &quot;,&quot; &amp; [.E20]" office:value-type="string" office:string-value="193,190,188,184,181,177,173,168,164,159,154,148,143,137,131,125,119,113,106,100," calcext:value-type="string">
            <text:p>193,190,188,184,181,177,173,168,164,159,154,148,143,137,131,125,119,113,106,100,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IN([.A22]*[.$B$1])+1" office:value-type="float" office:value="1.95105651629515" calcext:value-type="float">
            <text:p>1.95105651629515</text:p>
          </table:table-cell>
          <table:table-cell table:formula="of:=[.B22]*[.$C$1]" office:value-type="float" office:value="195.105651629515" calcext:value-type="float">
            <text:p>195.105651629515</text:p>
          </table:table-cell>
          <table:table-cell table:formula="of:=TEXT([.C22];&quot;###&quot;)" office:value-type="string" office:string-value="195" calcext:value-type="string">
            <text:p>195</text:p>
          </table:table-cell>
          <table:table-cell table:formula="of:=[.D22] &amp; &quot;,&quot; &amp; [.E21]" office:value-type="string" office:string-value="195,193,190,188,184,181,177,173,168,164,159,154,148,143,137,131,125,119,113,106,100," calcext:value-type="string">
            <text:p>195,193,190,188,184,181,177,173,168,164,159,154,148,143,137,131,125,119,113,106,100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SIN([.A23]*[.$B$1])+1" office:value-type="float" office:value="1.96858316112863" calcext:value-type="float">
            <text:p>1.96858316112863</text:p>
          </table:table-cell>
          <table:table-cell table:formula="of:=[.B23]*[.$C$1]" office:value-type="float" office:value="196.858316112863" calcext:value-type="float">
            <text:p>196.858316112863</text:p>
          </table:table-cell>
          <table:table-cell table:formula="of:=TEXT([.C23];&quot;###&quot;)" office:value-type="string" office:string-value="197" calcext:value-type="string">
            <text:p>197</text:p>
          </table:table-cell>
          <table:table-cell table:formula="of:=[.D23] &amp; &quot;,&quot; &amp; [.E22]" office:value-type="string" office:string-value="197,195,193,190,188,184,181,177,173,168,164,159,154,148,143,137,131,125,119,113,106,100," calcext:value-type="string">
            <text:p>197,195,193,190,188,184,181,177,173,168,164,159,154,148,143,137,131,125,119,113,106,100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SIN([.A24]*[.$B$1])+1" office:value-type="float" office:value="1.98228725072869" calcext:value-type="float">
            <text:p>1.98228725072869</text:p>
          </table:table-cell>
          <table:table-cell table:formula="of:=[.B24]*[.$C$1]" office:value-type="float" office:value="198.228725072869" calcext:value-type="float">
            <text:p>198.228725072869</text:p>
          </table:table-cell>
          <table:table-cell table:formula="of:=TEXT([.C24];&quot;###&quot;)" office:value-type="string" office:string-value="198" calcext:value-type="string">
            <text:p>198</text:p>
          </table:table-cell>
          <table:table-cell table:formula="of:=[.D24] &amp; &quot;,&quot; &amp; [.E23]" office:value-type="string" office:string-value="198,197,195,193,190,188,184,181,177,173,168,164,159,154,148,143,137,131,125,119,113,106,100," calcext:value-type="string">
            <text:p>198,197,195,193,190,188,184,181,177,173,168,164,159,154,148,143,137,131,125,119,113,106,100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SIN([.A25]*[.$B$1])+1" office:value-type="float" office:value="1.99211470131448" calcext:value-type="float">
            <text:p>1.99211470131448</text:p>
          </table:table-cell>
          <table:table-cell table:formula="of:=[.B25]*[.$C$1]" office:value-type="float" office:value="199.211470131448" calcext:value-type="float">
            <text:p>199.211470131448</text:p>
          </table:table-cell>
          <table:table-cell table:formula="of:=TEXT([.C25];&quot;###&quot;)" office:value-type="string" office:string-value="199" calcext:value-type="string">
            <text:p>199</text:p>
          </table:table-cell>
          <table:table-cell table:formula="of:=[.D25] &amp; &quot;,&quot; &amp; [.E24]" office:value-type="string" office:string-value="199,198,197,195,193,190,188,184,181,177,173,168,164,159,154,148,143,137,131,125,119,113,106,100," calcext:value-type="string">
            <text:p>199,198,197,195,193,190,188,184,181,177,173,168,164,159,154,148,143,137,131,125,119,113,106,100,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IN([.A26]*[.$B$1])+1" office:value-type="float" office:value="1.99802672842827" calcext:value-type="float">
            <text:p>1.99802672842827</text:p>
          </table:table-cell>
          <table:table-cell table:formula="of:=[.B26]*[.$C$1]" office:value-type="float" office:value="199.802672842827" calcext:value-type="float">
            <text:p>199.802672842827</text:p>
          </table:table-cell>
          <table:table-cell table:formula="of:=TEXT([.C26];&quot;###&quot;)" office:value-type="string" office:string-value="200" calcext:value-type="string">
            <text:p>200</text:p>
          </table:table-cell>
          <table:table-cell table:formula="of:=[.D26] &amp; &quot;,&quot; &amp; [.E25]" office:value-type="string" office:string-value="200,199,198,197,195,193,190,188,184,181,177,173,168,164,159,154,148,143,137,131,125,119,113,106,100," calcext:value-type="string">
            <text:p>200,199,198,197,195,193,190,188,184,181,177,173,168,164,159,154,148,143,137,131,125,119,113,106,100,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SIN([.A27]*[.$B$1])+1" office:value-type="float" office:value="2" calcext:value-type="float">
            <text:p>2</text:p>
          </table:table-cell>
          <table:table-cell table:formula="of:=[.B27]*[.$C$1]" office:value-type="float" office:value="200" calcext:value-type="float">
            <text:p>200</text:p>
          </table:table-cell>
          <table:table-cell table:formula="of:=TEXT([.C27];&quot;###&quot;)" office:value-type="string" office:string-value="200" calcext:value-type="string">
            <text:p>200</text:p>
          </table:table-cell>
          <table:table-cell table:formula="of:=[.D27] &amp; &quot;,&quot; &amp; [.E26]" office:value-type="string" office:string-value="200,200,199,198,197,195,193,190,188,184,181,177,173,168,164,159,154,148,143,137,131,125,119,113,106,100," calcext:value-type="string">
            <text:p>200,200,199,198,197,195,193,190,188,184,181,177,173,168,164,159,154,148,143,137,131,125,119,113,106,100,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SIN([.A28]*[.$B$1])+1" office:value-type="float" office:value="1.99802672842827" calcext:value-type="float">
            <text:p>1.99802672842827</text:p>
          </table:table-cell>
          <table:table-cell table:formula="of:=[.B28]*[.$C$1]" office:value-type="float" office:value="199.802672842827" calcext:value-type="float">
            <text:p>199.802672842827</text:p>
          </table:table-cell>
          <table:table-cell table:formula="of:=TEXT([.C28];&quot;###&quot;)" office:value-type="string" office:string-value="200" calcext:value-type="string">
            <text:p>200</text:p>
          </table:table-cell>
          <table:table-cell table:formula="of:=[.D28] &amp; &quot;,&quot; &amp; [.E27]" office:value-type="string" office:string-value="200,200,200,199,198,197,195,193,190,188,184,181,177,173,168,164,159,154,148,143,137,131,125,119,113,106,100," calcext:value-type="string">
            <text:p>200,200,200,199,198,197,195,193,190,188,184,181,177,173,168,164,159,154,148,143,137,131,125,119,113,106,100,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SIN([.A29]*[.$B$1])+1" office:value-type="float" office:value="1.99211470131448" calcext:value-type="float">
            <text:p>1.99211470131448</text:p>
          </table:table-cell>
          <table:table-cell table:formula="of:=[.B29]*[.$C$1]" office:value-type="float" office:value="199.211470131448" calcext:value-type="float">
            <text:p>199.211470131448</text:p>
          </table:table-cell>
          <table:table-cell table:formula="of:=TEXT([.C29];&quot;###&quot;)" office:value-type="string" office:string-value="199" calcext:value-type="string">
            <text:p>199</text:p>
          </table:table-cell>
          <table:table-cell table:formula="of:=[.D29] &amp; &quot;,&quot; &amp; [.E28]" office:value-type="string" office:string-value="199,200,200,200,199,198,197,195,193,190,188,184,181,177,173,168,164,159,154,148,143,137,131,125,119,113,106,100," calcext:value-type="string">
            <text:p>199,200,200,200,199,198,197,195,193,190,188,184,181,177,173,168,164,159,154,148,143,137,131,125,119,113,106,100,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SIN([.A30]*[.$B$1])+1" office:value-type="float" office:value="1.98228725072869" calcext:value-type="float">
            <text:p>1.98228725072869</text:p>
          </table:table-cell>
          <table:table-cell table:formula="of:=[.B30]*[.$C$1]" office:value-type="float" office:value="198.228725072869" calcext:value-type="float">
            <text:p>198.228725072869</text:p>
          </table:table-cell>
          <table:table-cell table:formula="of:=TEXT([.C30];&quot;###&quot;)" office:value-type="string" office:string-value="198" calcext:value-type="string">
            <text:p>198</text:p>
          </table:table-cell>
          <table:table-cell table:formula="of:=[.D30] &amp; &quot;,&quot; &amp; [.E29]" office:value-type="string" office:string-value="198,199,200,200,200,199,198,197,195,193,190,188,184,181,177,173,168,164,159,154,148,143,137,131,125,119,113,106,100," calcext:value-type="string">
            <text:p>198,199,200,200,200,199,198,197,195,193,190,188,184,181,177,173,168,164,159,154,148,143,137,131,125,119,113,106,100,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SIN([.A31]*[.$B$1])+1" office:value-type="float" office:value="1.96858316112863" calcext:value-type="float">
            <text:p>1.96858316112863</text:p>
          </table:table-cell>
          <table:table-cell table:formula="of:=[.B31]*[.$C$1]" office:value-type="float" office:value="196.858316112863" calcext:value-type="float">
            <text:p>196.858316112863</text:p>
          </table:table-cell>
          <table:table-cell table:formula="of:=TEXT([.C31];&quot;###&quot;)" office:value-type="string" office:string-value="197" calcext:value-type="string">
            <text:p>197</text:p>
          </table:table-cell>
          <table:table-cell table:formula="of:=[.D31] &amp; &quot;,&quot; &amp; [.E30]" office:value-type="string" office:string-value="197,198,199,200,200,200,199,198,197,195,193,190,188,184,181,177,173,168,164,159,154,148,143,137,131,125,119,113,106,100," calcext:value-type="string">
            <text:p>197,198,199,200,200,200,199,198,197,195,193,190,188,184,181,177,173,168,164,159,154,148,143,137,131,125,119,113,106,100,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IN([.A32]*[.$B$1])+1" office:value-type="float" office:value="1.95105651629515" calcext:value-type="float">
            <text:p>1.95105651629515</text:p>
          </table:table-cell>
          <table:table-cell table:formula="of:=[.B32]*[.$C$1]" office:value-type="float" office:value="195.105651629515" calcext:value-type="float">
            <text:p>195.105651629515</text:p>
          </table:table-cell>
          <table:table-cell table:formula="of:=TEXT([.C32];&quot;###&quot;)" office:value-type="string" office:string-value="195" calcext:value-type="string">
            <text:p>195</text:p>
          </table:table-cell>
          <table:table-cell table:formula="of:=[.D32] &amp; &quot;,&quot; &amp; [.E31]" office:value-type="string" office:string-value="195,197,198,199,200,200,200,199,198,197,195,193,190,188,184,181,177,173,168,164,159,154,148,143,137,131,125,119,113,106,100," calcext:value-type="string">
            <text:p>195,197,198,199,200,200,200,199,198,197,195,193,190,188,184,181,177,173,168,164,159,154,148,143,137,131,125,119,113,106,100,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IN([.A33]*[.$B$1])+1" office:value-type="float" office:value="1.92977648588825" calcext:value-type="float">
            <text:p>1.92977648588825</text:p>
          </table:table-cell>
          <table:table-cell table:formula="of:=[.B33]*[.$C$1]" office:value-type="float" office:value="192.977648588825" calcext:value-type="float">
            <text:p>192.977648588825</text:p>
          </table:table-cell>
          <table:table-cell table:formula="of:=TEXT([.C33];&quot;###&quot;)" office:value-type="string" office:string-value="193" calcext:value-type="string">
            <text:p>193</text:p>
          </table:table-cell>
          <table:table-cell table:formula="of:=[.D33] &amp; &quot;,&quot; &amp; [.E32]" office:value-type="string" office:string-value="193,195,197,198,199,200,200,200,199,198,197,195,193,190,188,184,181,177,173,168,164,159,154,148,143,137,131,125,119,113,106,100," calcext:value-type="string">
            <text:p>193,195,197,198,199,200,200,200,199,198,197,195,193,190,188,184,181,177,173,168,164,159,154,148,143,137,131,125,119,113,106,100,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SIN([.A34]*[.$B$1])+1" office:value-type="float" office:value="1.90482705246602" calcext:value-type="float">
            <text:p>1.90482705246602</text:p>
          </table:table-cell>
          <table:table-cell table:formula="of:=[.B34]*[.$C$1]" office:value-type="float" office:value="190.482705246602" calcext:value-type="float">
            <text:p>190.482705246602</text:p>
          </table:table-cell>
          <table:table-cell table:formula="of:=TEXT([.C34];&quot;###&quot;)" office:value-type="string" office:string-value="190" calcext:value-type="string">
            <text:p>190</text:p>
          </table:table-cell>
          <table:table-cell table:formula="of:=[.D34] &amp; &quot;,&quot; &amp; [.E33]" office:value-type="string" office:string-value="190,193,195,197,198,199,200,200,200,199,198,197,195,193,190,188,184,181,177,173,168,164,159,154,148,143,137,131,125,119,113,106,100," calcext:value-type="string">
            <text:p>190,193,195,197,198,199,200,200,200,199,198,197,195,193,190,188,184,181,177,173,168,164,159,154,148,143,137,131,125,119,113,106,100,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IN([.A35]*[.$B$1])+1" office:value-type="float" office:value="1.87630668004386" calcext:value-type="float">
            <text:p>1.87630668004386</text:p>
          </table:table-cell>
          <table:table-cell table:formula="of:=[.B35]*[.$C$1]" office:value-type="float" office:value="187.630668004386" calcext:value-type="float">
            <text:p>187.630668004386</text:p>
          </table:table-cell>
          <table:table-cell table:formula="of:=TEXT([.C35];&quot;###&quot;)" office:value-type="string" office:string-value="188" calcext:value-type="string">
            <text:p>188</text:p>
          </table:table-cell>
          <table:table-cell table:formula="of:=[.D35] &amp; &quot;,&quot; &amp; [.E34]" office:value-type="string" office:string-value="188,190,193,195,197,198,199,200,200,200,199,198,197,195,193,190,188,184,181,177,173,168,164,159,154,148,143,137,131,125,119,113,106,100," calcext:value-type="string">
            <text:p>188,190,193,195,197,198,199,200,200,200,199,198,197,195,193,190,188,184,181,177,173,168,164,159,154,148,143,137,131,125,119,113,106,100,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SIN([.A36]*[.$B$1])+1" office:value-type="float" office:value="1.84432792550201" calcext:value-type="float">
            <text:p>1.84432792550201</text:p>
          </table:table-cell>
          <table:table-cell table:formula="of:=[.B36]*[.$C$1]" office:value-type="float" office:value="184.432792550202" calcext:value-type="float">
            <text:p>184.432792550202</text:p>
          </table:table-cell>
          <table:table-cell table:formula="of:=TEXT([.C36];&quot;###&quot;)" office:value-type="string" office:string-value="184" calcext:value-type="string">
            <text:p>184</text:p>
          </table:table-cell>
          <table:table-cell table:formula="of:=[.D36] &amp; &quot;,&quot; &amp; [.E35]" office:value-type="string" office:string-value="184,188,190,193,195,197,198,199,200,200,200,199,198,197,195,193,190,188,184,181,177,173,168,164,159,154,148,143,137,131,125,119,113,106,100," calcext:value-type="string">
            <text:p>184,188,190,193,195,197,198,199,200,200,200,199,198,197,195,193,190,188,184,181,177,173,168,164,159,154,148,143,137,131,125,119,113,106,100,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SIN([.A37]*[.$B$1])+1" office:value-type="float" office:value="1.80901699437495" calcext:value-type="float">
            <text:p>1.80901699437495</text:p>
          </table:table-cell>
          <table:table-cell table:formula="of:=[.B37]*[.$C$1]" office:value-type="float" office:value="180.901699437495" calcext:value-type="float">
            <text:p>180.901699437495</text:p>
          </table:table-cell>
          <table:table-cell table:formula="of:=TEXT([.C37];&quot;###&quot;)" office:value-type="string" office:string-value="181" calcext:value-type="string">
            <text:p>181</text:p>
          </table:table-cell>
          <table:table-cell table:formula="of:=[.D37] &amp; &quot;,&quot; &amp; [.E36]" office:value-type="string" office:string-value="181,184,188,190,193,195,197,198,199,200,200,200,199,198,197,195,193,190,188,184,181,177,173,168,164,159,154,148,143,137,131,125,119,113,106,100," calcext:value-type="string">
            <text:p>181,184,188,190,193,195,197,198,199,200,200,200,199,198,197,195,193,190,188,184,181,177,173,168,164,159,154,148,143,137,131,125,119,113,106,100,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SIN([.A38]*[.$B$1])+1" office:value-type="float" office:value="1.77051324277579" calcext:value-type="float">
            <text:p>1.77051324277579</text:p>
          </table:table-cell>
          <table:table-cell table:formula="of:=[.B38]*[.$C$1]" office:value-type="float" office:value="177.051324277579" calcext:value-type="float">
            <text:p>177.051324277579</text:p>
          </table:table-cell>
          <table:table-cell table:formula="of:=TEXT([.C38];&quot;###&quot;)" office:value-type="string" office:string-value="177" calcext:value-type="string">
            <text:p>177</text:p>
          </table:table-cell>
          <table:table-cell table:formula="of:=[.D38] &amp; &quot;,&quot; &amp; [.E37]" office:value-type="string" office:string-value="177,181,184,188,190,193,195,197,198,199,200,200,200,199,198,197,195,193,190,188,184,181,177,173,168,164,159,154,148,143,137,131,125,119,113,106,100," calcext:value-type="string">
            <text:p>177,181,184,188,190,193,195,197,198,199,200,200,200,199,198,197,195,193,190,188,184,181,177,173,168,164,159,154,148,143,137,131,125,119,113,106,100,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SIN([.A39]*[.$B$1])+1" office:value-type="float" office:value="1.72896862742141" calcext:value-type="float">
            <text:p>1.72896862742141</text:p>
          </table:table-cell>
          <table:table-cell table:formula="of:=[.B39]*[.$C$1]" office:value-type="float" office:value="172.896862742141" calcext:value-type="float">
            <text:p>172.896862742141</text:p>
          </table:table-cell>
          <table:table-cell table:formula="of:=TEXT([.C39];&quot;###&quot;)" office:value-type="string" office:string-value="173" calcext:value-type="string">
            <text:p>173</text:p>
          </table:table-cell>
          <table:table-cell table:formula="of:=[.D39] &amp; &quot;,&quot; &amp; [.E38]" office:value-type="string" office:string-value="173,177,181,184,188,190,193,195,197,198,199,200,200,200,199,198,197,195,193,190,188,184,181,177,173,168,164,159,154,148,143,137,131,125,119,113,106,100," calcext:value-type="string">
            <text:p>173,177,181,184,188,190,193,195,197,198,199,200,200,200,199,198,197,195,193,190,188,184,181,177,173,168,164,159,154,148,143,137,131,125,119,113,106,100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IN([.A40]*[.$B$1])+1" office:value-type="float" office:value="1.68454710592869" calcext:value-type="float">
            <text:p>1.68454710592869</text:p>
          </table:table-cell>
          <table:table-cell table:formula="of:=[.B40]*[.$C$1]" office:value-type="float" office:value="168.454710592869" calcext:value-type="float">
            <text:p>168.454710592869</text:p>
          </table:table-cell>
          <table:table-cell table:formula="of:=TEXT([.C40];&quot;###&quot;)" office:value-type="string" office:string-value="168" calcext:value-type="string">
            <text:p>168</text:p>
          </table:table-cell>
          <table:table-cell table:formula="of:=[.D40] &amp; &quot;,&quot; &amp; [.E39]" office:value-type="string" office:string-value="168,173,177,181,184,188,190,193,195,197,198,199,200,200,200,199,198,197,195,193,190,188,184,181,177,173,168,164,159,154,148,143,137,131,125,119,113,106,100," calcext:value-type="string">
            <text:p>168,173,177,181,184,188,190,193,195,197,198,199,200,200,200,199,198,197,195,193,190,188,184,181,177,173,168,164,159,154,148,143,137,131,125,119,113,106,100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SIN([.A41]*[.$B$1])+1" office:value-type="float" office:value="1.63742398974869" calcext:value-type="float">
            <text:p>1.63742398974869</text:p>
          </table:table-cell>
          <table:table-cell table:formula="of:=[.B41]*[.$C$1]" office:value-type="float" office:value="163.742398974869" calcext:value-type="float">
            <text:p>163.742398974869</text:p>
          </table:table-cell>
          <table:table-cell table:formula="of:=TEXT([.C41];&quot;###&quot;)" office:value-type="string" office:string-value="164" calcext:value-type="string">
            <text:p>164</text:p>
          </table:table-cell>
          <table:table-cell table:formula="of:=[.D41] &amp; &quot;,&quot; &amp; [.E40]" office:value-type="string" office:string-value="164,168,173,177,181,184,188,190,193,195,197,198,199,200,200,200,199,198,197,195,193,190,188,184,181,177,173,168,164,159,154,148,143,137,131,125,119,113,106,100," calcext:value-type="string">
            <text:p>164,168,173,177,181,184,188,190,193,195,197,198,199,200,200,200,199,198,197,195,193,190,188,184,181,177,173,168,164,159,154,148,143,137,131,125,119,113,106,100,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IN([.A42]*[.$B$1])+1" office:value-type="float" office:value="1.58778525229247" calcext:value-type="float">
            <text:p>1.58778525229247</text:p>
          </table:table-cell>
          <table:table-cell table:formula="of:=[.B42]*[.$C$1]" office:value-type="float" office:value="158.778525229247" calcext:value-type="float">
            <text:p>158.778525229247</text:p>
          </table:table-cell>
          <table:table-cell table:formula="of:=TEXT([.C42];&quot;###&quot;)" office:value-type="string" office:string-value="159" calcext:value-type="string">
            <text:p>159</text:p>
          </table:table-cell>
          <table:table-cell table:formula="of:=[.D42] &amp; &quot;,&quot; &amp; [.E41]" office:value-type="string" office:string-value="159,164,168,173,177,181,184,188,190,193,195,197,198,199,200,200,200,199,198,197,195,193,190,188,184,181,177,173,168,164,159,154,148,143,137,131,125,119,113,106,100," calcext:value-type="string">
            <text:p>159,164,168,173,177,181,184,188,190,193,195,197,198,199,200,200,200,199,198,197,195,193,190,188,184,181,177,173,168,164,159,154,148,143,137,131,125,119,113,106,100,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SIN([.A43]*[.$B$1])+1" office:value-type="float" office:value="1.535826794979" calcext:value-type="float">
            <text:p>1.535826794979</text:p>
          </table:table-cell>
          <table:table-cell table:formula="of:=[.B43]*[.$C$1]" office:value-type="float" office:value="153.5826794979" calcext:value-type="float">
            <text:p>153.5826794979</text:p>
          </table:table-cell>
          <table:table-cell table:formula="of:=TEXT([.C43];&quot;###&quot;)" office:value-type="string" office:string-value="154" calcext:value-type="string">
            <text:p>154</text:p>
          </table:table-cell>
          <table:table-cell table:formula="of:=[.D43] &amp; &quot;,&quot; &amp; [.E42]" office:value-type="string" office:string-value="154,159,164,168,173,177,181,184,188,190,193,195,197,198,199,200,200,200,199,198,197,195,193,190,188,184,181,177,173,168,164,159,154,148,143,137,131,125,119,113,106,100," calcext:value-type="string">
            <text:p>154,159,164,168,173,177,181,184,188,190,193,195,197,198,199,200,200,200,199,198,197,195,193,190,188,184,181,177,173,168,164,159,154,148,143,137,131,125,119,113,106,100,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IN([.A44]*[.$B$1])+1" office:value-type="float" office:value="1.48175367410172" calcext:value-type="float">
            <text:p>1.48175367410172</text:p>
          </table:table-cell>
          <table:table-cell table:formula="of:=[.B44]*[.$C$1]" office:value-type="float" office:value="148.175367410172" calcext:value-type="float">
            <text:p>148.175367410172</text:p>
          </table:table-cell>
          <table:table-cell table:formula="of:=TEXT([.C44];&quot;###&quot;)" office:value-type="string" office:string-value="148" calcext:value-type="string">
            <text:p>148</text:p>
          </table:table-cell>
          <table:table-cell table:formula="of:=[.D44] &amp; &quot;,&quot; &amp; [.E43]" office:value-type="string" office:string-value="148,154,159,164,168,173,177,181,184,188,190,193,195,197,198,199,200,200,200,199,198,197,195,193,190,188,184,181,177,173,168,164,159,154,148,143,137,131,125,119,113,106,100," calcext:value-type="string">
            <text:p>148,154,159,164,168,173,177,181,184,188,190,193,195,197,198,199,200,200,200,199,198,197,195,193,190,188,184,181,177,173,168,164,159,154,148,143,137,131,125,119,113,106,100,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SIN([.A45]*[.$B$1])+1" office:value-type="float" office:value="1.42577929156507" calcext:value-type="float">
            <text:p>1.42577929156507</text:p>
          </table:table-cell>
          <table:table-cell table:formula="of:=[.B45]*[.$C$1]" office:value-type="float" office:value="142.577929156507" calcext:value-type="float">
            <text:p>142.577929156507</text:p>
          </table:table-cell>
          <table:table-cell table:formula="of:=TEXT([.C45];&quot;###&quot;)" office:value-type="string" office:string-value="143" calcext:value-type="string">
            <text:p>143</text:p>
          </table:table-cell>
          <table:table-cell table:formula="of:=[.D45] &amp; &quot;,&quot; &amp; [.E44]" office:value-type="string" office:string-value="143,148,154,159,164,168,173,177,181,184,188,190,193,195,197,198,199,200,200,200,199,198,197,195,193,190,188,184,181,177,173,168,164,159,154,148,143,137,131,125,119,113,106,100," calcext:value-type="string">
            <text:p>143,148,154,159,164,168,173,177,181,184,188,190,193,195,197,198,199,200,200,200,199,198,197,195,193,190,188,184,181,177,173,168,164,159,154,148,143,137,131,125,119,113,106,100,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SIN([.A46]*[.$B$1])+1" office:value-type="float" office:value="1.36812455268468" calcext:value-type="float">
            <text:p>1.36812455268468</text:p>
          </table:table-cell>
          <table:table-cell table:formula="of:=[.B46]*[.$C$1]" office:value-type="float" office:value="136.812455268468" calcext:value-type="float">
            <text:p>136.812455268468</text:p>
          </table:table-cell>
          <table:table-cell table:formula="of:=TEXT([.C46];&quot;###&quot;)" office:value-type="string" office:string-value="137" calcext:value-type="string">
            <text:p>137</text:p>
          </table:table-cell>
          <table:table-cell table:formula="of:=[.D46] &amp; &quot;,&quot; &amp; [.E45]" office:value-type="string" office:string-value="137,143,148,154,159,164,168,173,177,181,184,188,190,193,195,197,198,199,200,200,200,199,198,197,195,193,190,188,184,181,177,173,168,164,159,154,148,143,137,131,125,119,113,106,100," calcext:value-type="string">
            <text:p>137,143,148,154,159,164,168,173,177,181,184,188,190,193,195,197,198,199,200,200,200,199,198,197,195,193,190,188,184,181,177,173,168,164,159,154,148,143,137,131,125,119,113,106,100,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SIN([.A47]*[.$B$1])+1" office:value-type="float" office:value="1.30901699437495" calcext:value-type="float">
            <text:p>1.30901699437495</text:p>
          </table:table-cell>
          <table:table-cell table:formula="of:=[.B47]*[.$C$1]" office:value-type="float" office:value="130.901699437495" calcext:value-type="float">
            <text:p>130.901699437495</text:p>
          </table:table-cell>
          <table:table-cell table:formula="of:=TEXT([.C47];&quot;###&quot;)" office:value-type="string" office:string-value="131" calcext:value-type="string">
            <text:p>131</text:p>
          </table:table-cell>
          <table:table-cell table:formula="of:=[.D47] &amp; &quot;,&quot; &amp; [.E46]" office:value-type="string" office:string-value="131,137,143,148,154,159,164,168,173,177,181,184,188,190,193,195,197,198,199,200,200,200,199,198,197,195,193,190,188,184,181,177,173,168,164,159,154,148,143,137,131,125,119,113,106,100," calcext:value-type="string">
            <text:p>131,137,143,148,154,159,164,168,173,177,181,184,188,190,193,195,197,198,199,200,200,200,199,198,197,195,193,190,188,184,181,177,173,168,164,159,154,148,143,137,131,125,119,113,106,100,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SIN([.A48]*[.$B$1])+1" office:value-type="float" office:value="1.24868988716485" calcext:value-type="float">
            <text:p>1.24868988716485</text:p>
          </table:table-cell>
          <table:table-cell table:formula="of:=[.B48]*[.$C$1]" office:value-type="float" office:value="124.868988716485" calcext:value-type="float">
            <text:p>124.868988716485</text:p>
          </table:table-cell>
          <table:table-cell table:formula="of:=TEXT([.C48];&quot;###&quot;)" office:value-type="string" office:string-value="125" calcext:value-type="string">
            <text:p>125</text:p>
          </table:table-cell>
          <table:table-cell table:formula="of:=[.D48] &amp; &quot;,&quot; &amp; [.E47]" office:value-type="string" office:string-value="125,131,137,143,148,154,159,164,168,173,177,181,184,188,190,193,195,197,198,199,200,200,200,199,198,197,195,193,190,188,184,181,177,173,168,164,159,154,148,143,137,131,125,119,113,106,100," calcext:value-type="string">
            <text:p>125,131,137,143,148,154,159,164,168,173,177,181,184,188,190,193,195,197,198,199,200,200,200,199,198,197,195,193,190,188,184,181,177,173,168,164,159,154,148,143,137,131,125,119,113,106,100,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SIN([.A49]*[.$B$1])+1" office:value-type="float" office:value="1.18738131458572" calcext:value-type="float">
            <text:p>1.18738131458572</text:p>
          </table:table-cell>
          <table:table-cell table:formula="of:=[.B49]*[.$C$1]" office:value-type="float" office:value="118.738131458572" calcext:value-type="float">
            <text:p>118.738131458572</text:p>
          </table:table-cell>
          <table:table-cell table:formula="of:=TEXT([.C49];&quot;###&quot;)" office:value-type="string" office:string-value="119" calcext:value-type="string">
            <text:p>119</text:p>
          </table:table-cell>
          <table:table-cell table:formula="of:=[.D49] &amp; &quot;,&quot; &amp; [.E48]" office:value-type="string" office:string-value="119,125,131,137,143,148,154,159,164,168,173,177,181,184,188,190,193,195,197,198,199,200,200,200,199,198,197,195,193,190,188,184,181,177,173,168,164,159,154,148,143,137,131,125,119,113,106,100," calcext:value-type="string">
            <text:p>119,125,131,137,143,148,154,159,164,168,173,177,181,184,188,190,193,195,197,198,199,200,200,200,199,198,197,195,193,190,188,184,181,177,173,168,164,159,154,148,143,137,131,125,119,113,106,100,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SIN([.A50]*[.$B$1])+1" office:value-type="float" office:value="1.1253332335643" calcext:value-type="float">
            <text:p>1.1253332335643</text:p>
          </table:table-cell>
          <table:table-cell table:formula="of:=[.B50]*[.$C$1]" office:value-type="float" office:value="112.53332335643" calcext:value-type="float">
            <text:p>112.53332335643</text:p>
          </table:table-cell>
          <table:table-cell table:formula="of:=TEXT([.C50];&quot;###&quot;)" office:value-type="string" office:string-value="113" calcext:value-type="string">
            <text:p>113</text:p>
          </table:table-cell>
          <table:table-cell table:formula="of:=[.D50] &amp; &quot;,&quot; &amp; [.E49]" office:value-type="string" office:string-value="113,119,125,131,137,143,148,154,159,164,168,173,177,181,184,188,190,193,195,197,198,199,200,200,200,199,198,197,195,193,190,188,184,181,177,173,168,164,159,154,148,143,137,131,125,119,113,106,100," calcext:value-type="string">
            <text:p>113,119,125,131,137,143,148,154,159,164,168,173,177,181,184,188,190,193,195,197,198,199,200,200,200,199,198,197,195,193,190,188,184,181,177,173,168,164,159,154,148,143,137,131,125,119,113,106,100,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SIN([.A51]*[.$B$1])+1" office:value-type="float" office:value="1.06279051952931" calcext:value-type="float">
            <text:p>1.06279051952931</text:p>
          </table:table-cell>
          <table:table-cell table:formula="of:=[.B51]*[.$C$1]" office:value-type="float" office:value="106.279051952931" calcext:value-type="float">
            <text:p>106.279051952931</text:p>
          </table:table-cell>
          <table:table-cell table:formula="of:=TEXT([.C51];&quot;###&quot;)" office:value-type="string" office:string-value="106" calcext:value-type="string">
            <text:p>106</text:p>
          </table:table-cell>
          <table:table-cell table:formula="of:=[.D51] &amp; &quot;,&quot; &amp; [.E50]" office:value-type="string" office:string-value="106,113,119,125,131,137,143,148,154,159,164,168,173,177,181,184,188,190,193,195,197,198,199,200,200,200,199,198,197,195,193,190,188,184,181,177,173,168,164,159,154,148,143,137,131,125,119,113,106,100," calcext:value-type="string">
            <text:p>106,113,119,125,131,137,143,148,154,159,164,168,173,177,181,184,188,190,193,195,197,198,199,200,200,200,199,198,197,195,193,190,188,184,181,177,173,168,164,159,154,148,143,137,131,125,119,113,106,100,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SIN([.A52]*[.$B$1])+1" office:value-type="float" office:value="1" calcext:value-type="float">
            <text:p>1</text:p>
          </table:table-cell>
          <table:table-cell table:formula="of:=[.B52]*[.$C$1]" office:value-type="float" office:value="100" calcext:value-type="float">
            <text:p>100</text:p>
          </table:table-cell>
          <table:table-cell table:formula="of:=TEXT([.C52];&quot;###&quot;)" office:value-type="string" office:string-value="100" calcext:value-type="string">
            <text:p>100</text:p>
          </table:table-cell>
          <table:table-cell table:formula="of:=[.D52] &amp; &quot;,&quot; &amp; [.E51]" office:value-type="string" office:string-value="100,106,113,119,125,131,137,143,148,154,159,164,168,173,177,181,184,188,190,193,195,197,198,199,200,200,200,199,198,197,195,193,190,188,184,181,177,173,168,164,159,154,148,143,137,131,125,119,113,106,100," calcext:value-type="string">
            <text:p>100,106,113,119,125,131,137,143,148,154,159,164,168,173,177,181,184,188,190,193,195,197,198,199,200,200,200,199,198,197,195,193,190,188,184,181,177,173,168,164,159,154,148,143,137,131,125,119,113,106,100,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SIN([.A53]*[.$B$1])+1" office:value-type="float" office:value="0.937209480470687" calcext:value-type="float">
            <text:p>0.937209480470687</text:p>
          </table:table-cell>
          <table:table-cell table:formula="of:=[.B53]*[.$C$1]" office:value-type="float" office:value="93.7209480470687" calcext:value-type="float">
            <text:p>93.7209480470687</text:p>
          </table:table-cell>
          <table:table-cell table:formula="of:=TEXT([.C53];&quot;###&quot;)" office:value-type="string" office:string-value="94" calcext:value-type="string">
            <text:p>94</text:p>
          </table:table-cell>
          <table:table-cell table:formula="of:=[.D53] &amp; &quot;,&quot; &amp; [.E52]" office:value-type="string" office:string-value="94,100,106,113,119,125,131,137,143,148,154,159,164,168,173,177,181,184,188,190,193,195,197,198,199,200,200,200,199,198,197,195,193,190,188,184,181,177,173,168,164,159,154,148,143,137,131,125,119,113,106,100," calcext:value-type="string">
            <text:p>94,100,106,113,119,125,131,137,143,148,154,159,164,168,173,177,181,184,188,190,193,195,197,198,199,200,200,200,199,198,197,195,193,190,188,184,181,177,173,168,164,159,154,148,143,137,131,125,119,113,106,100,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SIN([.A54]*[.$B$1])+1" office:value-type="float" office:value="0.874666766435696" calcext:value-type="float">
            <text:p>0.874666766435696</text:p>
          </table:table-cell>
          <table:table-cell table:formula="of:=[.B54]*[.$C$1]" office:value-type="float" office:value="87.4666766435696" calcext:value-type="float">
            <text:p>87.4666766435696</text:p>
          </table:table-cell>
          <table:table-cell table:formula="of:=TEXT([.C54];&quot;###&quot;)" office:value-type="string" office:string-value="87" calcext:value-type="string">
            <text:p>87</text:p>
          </table:table-cell>
          <table:table-cell table:formula="of:=[.D54] &amp; &quot;,&quot; &amp; [.E53]" office:value-type="string" office:string-value="87,94,100,106,113,119,125,131,137,143,148,154,159,164,168,173,177,181,184,188,190,193,195,197,198,199,200,200,200,199,198,197,195,193,190,188,184,181,177,173,168,164,159,154,148,143,137,131,125,119,113,106,100," calcext:value-type="string">
            <text:p>87,94,100,106,113,119,125,131,137,143,148,154,159,164,168,173,177,181,184,188,190,193,195,197,198,199,200,200,200,199,198,197,195,193,190,188,184,181,177,173,168,164,159,154,148,143,137,131,125,119,113,106,100,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SIN([.A55]*[.$B$1])+1" office:value-type="float" office:value="0.812618685414275" calcext:value-type="float">
            <text:p>0.812618685414275</text:p>
          </table:table-cell>
          <table:table-cell table:formula="of:=[.B55]*[.$C$1]" office:value-type="float" office:value="81.2618685414275" calcext:value-type="float">
            <text:p>81.2618685414275</text:p>
          </table:table-cell>
          <table:table-cell table:formula="of:=TEXT([.C55];&quot;###&quot;)" office:value-type="string" office:string-value="81" calcext:value-type="string">
            <text:p>81</text:p>
          </table:table-cell>
          <table:table-cell table:formula="of:=[.D55] &amp; &quot;,&quot; &amp; [.E54]" office:value-type="string" office:string-value="81,87,94,100,106,113,119,125,131,137,143,148,154,159,164,168,173,177,181,184,188,190,193,195,197,198,199,200,200,200,199,198,197,195,193,190,188,184,181,177,173,168,164,159,154,148,143,137,131,125,119,113,106,100," calcext:value-type="string">
            <text:p>81,87,94,100,106,113,119,125,131,137,143,148,154,159,164,168,173,177,181,184,188,190,193,195,197,198,199,200,200,200,199,198,197,195,193,190,188,184,181,177,173,168,164,159,154,148,143,137,131,125,119,113,106,100,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SIN([.A56]*[.$B$1])+1" office:value-type="float" office:value="0.751310112835145" calcext:value-type="float">
            <text:p>0.751310112835145</text:p>
          </table:table-cell>
          <table:table-cell table:formula="of:=[.B56]*[.$C$1]" office:value-type="float" office:value="75.1310112835145" calcext:value-type="float">
            <text:p>75.1310112835145</text:p>
          </table:table-cell>
          <table:table-cell table:formula="of:=TEXT([.C56];&quot;###&quot;)" office:value-type="string" office:string-value="75" calcext:value-type="string">
            <text:p>75</text:p>
          </table:table-cell>
          <table:table-cell table:formula="of:=[.D56] &amp; &quot;,&quot; &amp; [.E55]" office:value-type="string" office:string-value="75,81,87,94,100,106,113,119,125,131,137,143,148,154,159,164,168,173,177,181,184,188,190,193,195,197,198,199,200,200,200,199,198,197,195,193,190,188,184,181,177,173,168,164,159,154,148,143,137,131,125,119,113,106,100," calcext:value-type="string">
            <text:p>75,81,87,94,100,106,113,119,125,131,137,143,148,154,159,164,168,173,177,181,184,188,190,193,195,197,198,199,200,200,200,199,198,197,195,193,190,188,184,181,177,173,168,164,159,154,148,143,137,131,125,119,113,106,100,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SIN([.A57]*[.$B$1])+1" office:value-type="float" office:value="0.690983005625052" calcext:value-type="float">
            <text:p>0.690983005625052</text:p>
          </table:table-cell>
          <table:table-cell table:formula="of:=[.B57]*[.$C$1]" office:value-type="float" office:value="69.0983005625052" calcext:value-type="float">
            <text:p>69.0983005625052</text:p>
          </table:table-cell>
          <table:table-cell table:formula="of:=TEXT([.C57];&quot;###&quot;)" office:value-type="string" office:string-value="69" calcext:value-type="string">
            <text:p>69</text:p>
          </table:table-cell>
          <table:table-cell table:formula="of:=[.D57] &amp; &quot;,&quot; &amp; [.E56]" office:value-type="string" office:string-value="69,75,81,87,94,100,106,113,119,125,131,137,143,148,154,159,164,168,173,177,181,184,188,190,193,195,197,198,199,200,200,200,199,198,197,195,193,190,188,184,181,177,173,168,164,159,154,148,143,137,131,125,119,113,106,100," calcext:value-type="string">
            <text:p>69,75,81,87,94,100,106,113,119,125,131,137,143,148,154,159,164,168,173,177,181,184,188,190,193,195,197,198,199,200,200,200,199,198,197,195,193,190,188,184,181,177,173,168,164,159,154,148,143,137,131,125,119,113,106,100,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SIN([.A58]*[.$B$1])+1" office:value-type="float" office:value="0.631875447315322" calcext:value-type="float">
            <text:p>0.631875447315322</text:p>
          </table:table-cell>
          <table:table-cell table:formula="of:=[.B58]*[.$C$1]" office:value-type="float" office:value="63.1875447315322" calcext:value-type="float">
            <text:p>63.1875447315322</text:p>
          </table:table-cell>
          <table:table-cell table:formula="of:=TEXT([.C58];&quot;###&quot;)" office:value-type="string" office:string-value="63" calcext:value-type="string">
            <text:p>63</text:p>
          </table:table-cell>
          <table:table-cell table:formula="of:=[.D58] &amp; &quot;,&quot; &amp; [.E57]" office:value-type="string" office:string-value="63,69,75,81,87,94,100,106,113,119,125,131,137,143,148,154,159,164,168,173,177,181,184,188,190,193,195,197,198,199,200,200,200,199,198,197,195,193,190,188,184,181,177,173,168,164,159,154,148,143,137,131,125,119,113,106,100," calcext:value-type="string">
            <text:p>63,69,75,81,87,94,100,106,113,119,125,131,137,143,148,154,159,164,168,173,177,181,184,188,190,193,195,197,198,199,200,200,200,199,198,197,195,193,190,188,184,181,177,173,168,164,159,154,148,143,137,131,125,119,113,106,100,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SIN([.A59]*[.$B$1])+1" office:value-type="float" office:value="0.574220708434927" calcext:value-type="float">
            <text:p>0.574220708434927</text:p>
          </table:table-cell>
          <table:table-cell table:formula="of:=[.B59]*[.$C$1]" office:value-type="float" office:value="57.4220708434927" calcext:value-type="float">
            <text:p>57.4220708434927</text:p>
          </table:table-cell>
          <table:table-cell table:formula="of:=TEXT([.C59];&quot;###&quot;)" office:value-type="string" office:string-value="57" calcext:value-type="string">
            <text:p>57</text:p>
          </table:table-cell>
          <table:table-cell table:formula="of:=[.D59] &amp; &quot;,&quot; &amp; [.E58]" office:value-type="string" office:string-value="57,63,69,75,81,87,94,100,106,113,119,125,131,137,143,148,154,159,164,168,173,177,181,184,188,190,193,195,197,198,199,200,200,200,199,198,197,195,193,190,188,184,181,177,173,168,164,159,154,148,143,137,131,125,119,113,106,100," calcext:value-type="string">
            <text:p>57,63,69,75,81,87,94,100,106,113,119,125,131,137,143,148,154,159,164,168,173,177,181,184,188,190,193,195,197,198,199,200,200,200,199,198,197,195,193,190,188,184,181,177,173,168,164,159,154,148,143,137,131,125,119,113,106,100,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SIN([.A60]*[.$B$1])+1" office:value-type="float" office:value="0.518246325898285" calcext:value-type="float">
            <text:p>0.518246325898285</text:p>
          </table:table-cell>
          <table:table-cell table:formula="of:=[.B60]*[.$C$1]" office:value-type="float" office:value="51.8246325898285" calcext:value-type="float">
            <text:p>51.8246325898285</text:p>
          </table:table-cell>
          <table:table-cell table:formula="of:=TEXT([.C60];&quot;###&quot;)" office:value-type="string" office:string-value="52" calcext:value-type="string">
            <text:p>52</text:p>
          </table:table-cell>
          <table:table-cell table:formula="of:=[.D60] &amp; &quot;,&quot; &amp; [.E59]" office:value-type="string" office:string-value="52,57,63,69,75,81,87,94,100,106,113,119,125,131,137,143,148,154,159,164,168,173,177,181,184,188,190,193,195,197,198,199,200,200,200,199,198,197,195,193,190,188,184,181,177,173,168,164,159,154,148,143,137,131,125,119,113,106,100," calcext:value-type="string">
            <text:p>52,57,63,69,75,81,87,94,100,106,113,119,125,131,137,143,148,154,159,164,168,173,177,181,184,188,190,193,195,197,198,199,200,200,200,199,198,197,195,193,190,188,184,181,177,173,168,164,159,154,148,143,137,131,125,119,113,106,100,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SIN([.A61]*[.$B$1])+1" office:value-type="float" office:value="0.464173205021003" calcext:value-type="float">
            <text:p>0.464173205021003</text:p>
          </table:table-cell>
          <table:table-cell table:formula="of:=[.B61]*[.$C$1]" office:value-type="float" office:value="46.4173205021003" calcext:value-type="float">
            <text:p>46.4173205021003</text:p>
          </table:table-cell>
          <table:table-cell table:formula="of:=TEXT([.C61];&quot;###&quot;)" office:value-type="string" office:string-value="46" calcext:value-type="string">
            <text:p>46</text:p>
          </table:table-cell>
          <table:table-cell table:formula="of:=[.D61] &amp; &quot;,&quot; &amp; [.E60]" office:value-type="string" office:string-value="46,52,57,63,69,75,81,87,94,100,106,113,119,125,131,137,143,148,154,159,164,168,173,177,181,184,188,190,193,195,197,198,199,200,200,200,199,198,197,195,193,190,188,184,181,177,173,168,164,159,154,148,143,137,131,125,119,113,106,100," calcext:value-type="string">
            <text:p>46,52,57,63,69,75,81,87,94,100,106,113,119,125,131,137,143,148,154,159,164,168,173,177,181,184,188,190,193,195,197,198,199,200,200,200,199,198,197,195,193,190,188,184,181,177,173,168,164,159,154,148,143,137,131,125,119,113,106,100,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SIN([.A62]*[.$B$1])+1" office:value-type="float" office:value="0.412214747707527" calcext:value-type="float">
            <text:p>0.412214747707527</text:p>
          </table:table-cell>
          <table:table-cell table:formula="of:=[.B62]*[.$C$1]" office:value-type="float" office:value="41.2214747707527" calcext:value-type="float">
            <text:p>41.2214747707527</text:p>
          </table:table-cell>
          <table:table-cell table:formula="of:=TEXT([.C62];&quot;###&quot;)" office:value-type="string" office:string-value="41" calcext:value-type="string">
            <text:p>41</text:p>
          </table:table-cell>
          <table:table-cell table:formula="of:=[.D62] &amp; &quot;,&quot; &amp; [.E61]" office:value-type="string" office:string-value="41,46,52,57,63,69,75,81,87,94,100,106,113,119,125,131,137,143,148,154,159,164,168,173,177,181,184,188,190,193,195,197,198,199,200,200,200,199,198,197,195,193,190,188,184,181,177,173,168,164,159,154,148,143,137,131,125,119,113,106,100," calcext:value-type="string">
            <text:p>41,46,52,57,63,69,75,81,87,94,100,106,113,119,125,131,137,143,148,154,159,164,168,173,177,181,184,188,190,193,195,197,198,199,200,200,200,199,198,197,195,193,190,188,184,181,177,173,168,164,159,154,148,143,137,131,125,119,113,106,100,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SIN([.A63]*[.$B$1])+1" office:value-type="float" office:value="0.36257601025131" calcext:value-type="float">
            <text:p>0.36257601025131</text:p>
          </table:table-cell>
          <table:table-cell table:formula="of:=[.B63]*[.$C$1]" office:value-type="float" office:value="36.257601025131" calcext:value-type="float">
            <text:p>36.257601025131</text:p>
          </table:table-cell>
          <table:table-cell table:formula="of:=TEXT([.C63];&quot;###&quot;)" office:value-type="string" office:string-value="36" calcext:value-type="string">
            <text:p>36</text:p>
          </table:table-cell>
          <table:table-cell table:formula="of:=[.D63] &amp; &quot;,&quot; &amp; [.E62]" office:value-type="string" office:string-value="36,41,46,52,57,63,69,75,81,87,94,100,106,113,119,125,131,137,143,148,154,159,164,168,173,177,181,184,188,190,193,195,197,198,199,200,200,200,199,198,197,195,193,190,188,184,181,177,173,168,164,159,154,148,143,137,131,125,119,113,106,100," calcext:value-type="string">
            <text:p>36,41,46,52,57,63,69,75,81,87,94,100,106,113,119,125,131,137,143,148,154,159,164,168,173,177,181,184,188,190,193,195,197,198,199,200,200,200,199,198,197,195,193,190,188,184,181,177,173,168,164,159,154,148,143,137,131,125,119,113,106,100,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SIN([.A64]*[.$B$1])+1" office:value-type="float" office:value="0.315452894071311" calcext:value-type="float">
            <text:p>0.315452894071311</text:p>
          </table:table-cell>
          <table:table-cell table:formula="of:=[.B64]*[.$C$1]" office:value-type="float" office:value="31.5452894071311" calcext:value-type="float">
            <text:p>31.5452894071311</text:p>
          </table:table-cell>
          <table:table-cell table:formula="of:=TEXT([.C64];&quot;###&quot;)" office:value-type="string" office:string-value="32" calcext:value-type="string">
            <text:p>32</text:p>
          </table:table-cell>
          <table:table-cell table:formula="of:=[.D64] &amp; &quot;,&quot; &amp; [.E63]" office:value-type="string" office:string-value="32,36,41,46,52,57,63,69,75,81,87,94,100,106,113,119,125,131,137,143,148,154,159,164,168,173,177,181,184,188,190,193,195,197,198,199,200,200,200,199,198,197,195,193,190,188,184,181,177,173,168,164,159,154,148,143,137,131,125,119,113,106,100," calcext:value-type="string">
            <text:p>32,36,41,46,52,57,63,69,75,81,87,94,100,106,113,119,125,131,137,143,148,154,159,164,168,173,177,181,184,188,190,193,195,197,198,199,200,200,200,199,198,197,195,193,190,188,184,181,177,173,168,164,159,154,148,143,137,131,125,119,113,106,100,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SIN([.A65]*[.$B$1])+1" office:value-type="float" office:value="0.271031372578588" calcext:value-type="float">
            <text:p>0.271031372578588</text:p>
          </table:table-cell>
          <table:table-cell table:formula="of:=[.B65]*[.$C$1]" office:value-type="float" office:value="27.1031372578588" calcext:value-type="float">
            <text:p>27.1031372578588</text:p>
          </table:table-cell>
          <table:table-cell table:formula="of:=TEXT([.C65];&quot;###&quot;)" office:value-type="string" office:string-value="27" calcext:value-type="string">
            <text:p>27</text:p>
          </table:table-cell>
          <table:table-cell table:formula="of:=[.D65] &amp; &quot;,&quot; &amp; [.E64]" office:value-type="string" office:string-value="27,32,36,41,46,52,57,63,69,75,81,87,94,100,106,113,119,125,131,137,143,148,154,159,164,168,173,177,181,184,188,190,193,195,197,198,199,200,200,200,199,198,197,195,193,190,188,184,181,177,173,168,164,159,154,148,143,137,131,125,119,113,106,100," calcext:value-type="string">
            <text:p>27,32,36,41,46,52,57,63,69,75,81,87,94,100,106,113,119,125,131,137,143,148,154,159,164,168,173,177,181,184,188,190,193,195,197,198,199,200,200,200,199,198,197,195,193,190,188,184,181,177,173,168,164,159,154,148,143,137,131,125,119,113,106,100,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SIN([.A66]*[.$B$1])+1" office:value-type="float" office:value="0.229486757224211" calcext:value-type="float">
            <text:p>0.229486757224211</text:p>
          </table:table-cell>
          <table:table-cell table:formula="of:=[.B66]*[.$C$1]" office:value-type="float" office:value="22.9486757224211" calcext:value-type="float">
            <text:p>22.9486757224211</text:p>
          </table:table-cell>
          <table:table-cell table:formula="of:=TEXT([.C66];&quot;###&quot;)" office:value-type="string" office:string-value="23" calcext:value-type="string">
            <text:p>23</text:p>
          </table:table-cell>
          <table:table-cell table:formula="of:=[.D66] &amp; &quot;,&quot; &amp; [.E65]" office:value-type="string" office:string-value="23,27,32,36,41,46,52,57,63,69,75,81,87,94,100,106,113,119,125,131,137,143,148,154,159,164,168,173,177,181,184,188,190,193,195,197,198,199,200,200,200,199,198,197,195,193,190,188,184,181,177,173,168,164,159,154,148,143,137,131,125,119,113,106,100," calcext:value-type="string">
            <text:p>23,27,32,36,41,46,52,57,63,69,75,81,87,94,100,106,113,119,125,131,137,143,148,154,159,164,168,173,177,181,184,188,190,193,195,197,198,199,200,200,200,199,198,197,195,193,190,188,184,181,177,173,168,164,159,154,148,143,137,131,125,119,113,106,100,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SIN([.A67]*[.$B$1])+1" office:value-type="float" office:value="0.190983005625053" calcext:value-type="float">
            <text:p>0.190983005625053</text:p>
          </table:table-cell>
          <table:table-cell table:formula="of:=[.B67]*[.$C$1]" office:value-type="float" office:value="19.0983005625053" calcext:value-type="float">
            <text:p>19.0983005625053</text:p>
          </table:table-cell>
          <table:table-cell table:formula="of:=TEXT([.C67];&quot;###&quot;)" office:value-type="string" office:string-value="19" calcext:value-type="string">
            <text:p>19</text:p>
          </table:table-cell>
          <table:table-cell table:formula="of:=[.D67] &amp; &quot;,&quot; &amp; [.E66]" office:value-type="string" office:string-value="19,23,27,32,36,41,46,52,57,63,69,75,81,87,94,100,106,113,119,125,131,137,143,148,154,159,164,168,173,177,181,184,188,190,193,195,197,198,199,200,200,200,199,198,197,195,193,190,188,184,181,177,173,168,164,159,154,148,143,137,131,125,119,113,106,100," calcext:value-type="string">
            <text:p>19,23,27,32,36,41,46,52,57,63,69,75,81,87,94,100,106,113,119,125,131,137,143,148,154,159,164,168,173,177,181,184,188,190,193,195,197,198,199,200,200,200,199,198,197,195,193,190,188,184,181,177,173,168,164,159,154,148,143,137,131,125,119,113,106,100,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SIN([.A68]*[.$B$1])+1" office:value-type="float" office:value="0.155672074497985" calcext:value-type="float">
            <text:p>0.155672074497985</text:p>
          </table:table-cell>
          <table:table-cell table:formula="of:=[.B68]*[.$C$1]" office:value-type="float" office:value="15.5672074497985" calcext:value-type="float">
            <text:p>15.5672074497985</text:p>
          </table:table-cell>
          <table:table-cell table:formula="of:=TEXT([.C68];&quot;###&quot;)" office:value-type="string" office:string-value="16" calcext:value-type="string">
            <text:p>16</text:p>
          </table:table-cell>
          <table:table-cell table:formula="of:=[.D68] &amp; &quot;,&quot; &amp; [.E67]" office:value-type="string" office:string-value="16,19,23,27,32,36,41,46,52,57,63,69,75,81,87,94,100,106,113,119,125,131,137,143,148,154,159,164,168,173,177,181,184,188,190,193,195,197,198,199,200,200,200,199,198,197,195,193,190,188,184,181,177,173,168,164,159,154,148,143,137,131,125,119,113,106,100," calcext:value-type="string">
            <text:p>16,19,23,27,32,36,41,46,52,57,63,69,75,81,87,94,100,106,113,119,125,131,137,143,148,154,159,164,168,173,177,181,184,188,190,193,195,197,198,199,200,200,200,199,198,197,195,193,190,188,184,181,177,173,168,164,159,154,148,143,137,131,125,119,113,106,100,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SIN([.A69]*[.$B$1])+1" office:value-type="float" office:value="0.123693319956136" calcext:value-type="float">
            <text:p>0.123693319956136</text:p>
          </table:table-cell>
          <table:table-cell table:formula="of:=[.B69]*[.$C$1]" office:value-type="float" office:value="12.3693319956136" calcext:value-type="float">
            <text:p>12.3693319956136</text:p>
          </table:table-cell>
          <table:table-cell table:formula="of:=TEXT([.C69];&quot;###&quot;)" office:value-type="string" office:string-value="12" calcext:value-type="string">
            <text:p>12</text:p>
          </table:table-cell>
          <table:table-cell table:formula="of:=[.D69] &amp; &quot;,&quot; &amp; [.E68]" office:value-type="string" office:string-value="12,16,19,23,27,32,36,41,46,52,57,63,69,75,81,87,94,100,106,113,119,125,131,137,143,148,154,159,164,168,173,177,181,184,188,190,193,195,197,198,199,200,200,200,199,198,197,195,193,190,188,184,181,177,173,168,164,159,154,148,143,137,131,125,119,113,106,100," calcext:value-type="string">
            <text:p>12,16,19,23,27,32,36,41,46,52,57,63,69,75,81,87,94,100,106,113,119,125,131,137,143,148,154,159,164,168,173,177,181,184,188,190,193,195,197,198,199,200,200,200,199,198,197,195,193,190,188,184,181,177,173,168,164,159,154,148,143,137,131,125,119,113,106,100,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SIN([.A70]*[.$B$1])+1" office:value-type="float" office:value="0.0951729475339802" calcext:value-type="float">
            <text:p>0.09517294753398</text:p>
          </table:table-cell>
          <table:table-cell table:formula="of:=[.B70]*[.$C$1]" office:value-type="float" office:value="9.51729475339802" calcext:value-type="float">
            <text:p>9.51729475339802</text:p>
          </table:table-cell>
          <table:table-cell table:formula="of:=TEXT([.C70];&quot;###&quot;)" office:value-type="string" office:string-value="10" calcext:value-type="string">
            <text:p>10</text:p>
          </table:table-cell>
          <table:table-cell table:formula="of:=[.D70] &amp; &quot;,&quot; &amp; [.E69]" office:value-type="string" office:string-value="10,12,16,19,23,27,32,36,41,46,52,57,63,69,75,81,87,94,100,106,113,119,125,131,137,143,148,154,159,164,168,173,177,181,184,188,190,193,195,197,198,199,200,200,200,199,198,197,195,193,190,188,184,181,177,173,168,164,159,154,148,143,137,131,125,119,113,106,100," calcext:value-type="string">
            <text:p>10,12,16,19,23,27,32,36,41,46,52,57,63,69,75,81,87,94,100,106,113,119,125,131,137,143,148,154,159,164,168,173,177,181,184,188,190,193,195,197,198,199,200,200,200,199,198,197,195,193,190,188,184,181,177,173,168,164,159,154,148,143,137,131,125,119,113,106,100,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SIN([.A71]*[.$B$1])+1" office:value-type="float" office:value="0.0702235141117485" calcext:value-type="float">
            <text:p>0.070223514111749</text:p>
          </table:table-cell>
          <table:table-cell table:formula="of:=[.B71]*[.$C$1]" office:value-type="float" office:value="7.02235141117485" calcext:value-type="float">
            <text:p>7.02235141117485</text:p>
          </table:table-cell>
          <table:table-cell table:formula="of:=TEXT([.C71];&quot;###&quot;)" office:value-type="string" office:string-value="7" calcext:value-type="string">
            <text:p>7</text:p>
          </table:table-cell>
          <table:table-cell table:formula="of:=[.D71] &amp; &quot;,&quot; &amp; [.E70]" office:value-type="string" office:string-value="7,10,12,16,19,23,27,32,36,41,46,52,57,63,69,75,81,87,94,100,106,113,119,125,131,137,143,148,154,159,164,168,173,177,181,184,188,190,193,195,197,198,199,200,200,200,199,198,197,195,193,190,188,184,181,177,173,168,164,159,154,148,143,137,131,125,119,113,106,100," calcext:value-type="string">
            <text:p>7,10,12,16,19,23,27,32,36,41,46,52,57,63,69,75,81,87,94,100,106,113,119,125,131,137,143,148,154,159,164,168,173,177,181,184,188,190,193,195,197,198,199,200,200,200,199,198,197,195,193,190,188,184,181,177,173,168,164,159,154,148,143,137,131,125,119,113,106,100,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SIN([.A72]*[.$B$1])+1" office:value-type="float" office:value="0.0489434837048465" calcext:value-type="float">
            <text:p>0.048943483704847</text:p>
          </table:table-cell>
          <table:table-cell table:formula="of:=[.B72]*[.$C$1]" office:value-type="float" office:value="4.89434837048465" calcext:value-type="float">
            <text:p>4.89434837048465</text:p>
          </table:table-cell>
          <table:table-cell table:formula="of:=TEXT([.C72];&quot;###&quot;)" office:value-type="string" office:string-value="5" calcext:value-type="string">
            <text:p>5</text:p>
          </table:table-cell>
          <table:table-cell table:formula="of:=[.D72] &amp; &quot;,&quot; &amp; [.E71]" office:value-type="string" office:string-value="5,7,10,12,16,19,23,27,32,36,41,46,52,57,63,69,75,81,87,94,100,106,113,119,125,131,137,143,148,154,159,164,168,173,177,181,184,188,190,193,195,197,198,199,200,200,200,199,198,197,195,193,190,188,184,181,177,173,168,164,159,154,148,143,137,131,125,119,113,106,100," calcext:value-type="string">
            <text:p>5,7,10,12,16,19,23,27,32,36,41,46,52,57,63,69,75,81,87,94,100,106,113,119,125,131,137,143,148,154,159,164,168,173,177,181,184,188,190,193,195,197,198,199,200,200,200,199,198,197,195,193,190,188,184,181,177,173,168,164,159,154,148,143,137,131,125,119,113,106,100,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SIN([.A73]*[.$B$1])+1" office:value-type="float" office:value="0.0314168388713688" calcext:value-type="float">
            <text:p>0.031416838871369</text:p>
          </table:table-cell>
          <table:table-cell table:formula="of:=[.B73]*[.$C$1]" office:value-type="float" office:value="3.14168388713688" calcext:value-type="float">
            <text:p>3.14168388713688</text:p>
          </table:table-cell>
          <table:table-cell table:formula="of:=TEXT([.C73];&quot;###&quot;)" office:value-type="string" office:string-value="3" calcext:value-type="string">
            <text:p>3</text:p>
          </table:table-cell>
          <table:table-cell table:formula="of:=[.D73] &amp; &quot;,&quot; &amp; [.E72]" office:value-type="string" office:string-value="3,5,7,10,12,16,19,23,27,32,36,41,46,52,57,63,69,75,81,87,94,100,106,113,119,125,131,137,143,148,154,159,164,168,173,177,181,184,188,190,193,195,197,198,199,200,200,200,199,198,197,195,193,190,188,184,181,177,173,168,164,159,154,148,143,137,131,125,119,113,106,100," calcext:value-type="string">
            <text:p>3,5,7,10,12,16,19,23,27,32,36,41,46,52,57,63,69,75,81,87,94,100,106,113,119,125,131,137,143,148,154,159,164,168,173,177,181,184,188,190,193,195,197,198,199,200,200,200,199,198,197,195,193,190,188,184,181,177,173,168,164,159,154,148,143,137,131,125,119,113,106,100,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SIN([.A74]*[.$B$1])+1" office:value-type="float" office:value="0.0177127492713113" calcext:value-type="float">
            <text:p>0.017712749271311</text:p>
          </table:table-cell>
          <table:table-cell table:formula="of:=[.B74]*[.$C$1]" office:value-type="float" office:value="1.77127492713113" calcext:value-type="float">
            <text:p>1.77127492713113</text:p>
          </table:table-cell>
          <table:table-cell table:formula="of:=TEXT([.C74];&quot;###&quot;)" office:value-type="string" office:string-value="2" calcext:value-type="string">
            <text:p>2</text:p>
          </table:table-cell>
          <table:table-cell table:formula="of:=[.D74] &amp; &quot;,&quot; &amp; [.E73]" office:value-type="string" office:string-value="2,3,5,7,10,12,16,19,23,27,32,36,41,46,52,57,63,69,75,81,87,94,100,106,113,119,125,131,137,143,148,154,159,164,168,173,177,181,184,188,190,193,195,197,198,199,200,200,200,199,198,197,195,193,190,188,184,181,177,173,168,164,159,154,148,143,137,131,125,119,113,106,100," calcext:value-type="string">
            <text:p>2,3,5,7,10,12,16,19,23,27,32,36,41,46,52,57,63,69,75,81,87,94,100,106,113,119,125,131,137,143,148,154,159,164,168,173,177,181,184,188,190,193,195,197,198,199,200,200,200,199,198,197,195,193,190,188,184,181,177,173,168,164,159,154,148,143,137,131,125,119,113,106,100,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SIN([.A75]*[.$B$1])+1" office:value-type="float" office:value="0.00788529868552212" calcext:value-type="float">
            <text:p>0.007885298685522</text:p>
          </table:table-cell>
          <table:table-cell table:formula="of:=[.B75]*[.$C$1]" office:value-type="float" office:value="0.788529868552212" calcext:value-type="float">
            <text:p>0.788529868552212</text:p>
          </table:table-cell>
          <table:table-cell table:formula="of:=TEXT([.C75];&quot;###&quot;)" office:value-type="string" office:string-value="1" calcext:value-type="string">
            <text:p>1</text:p>
          </table:table-cell>
          <table:table-cell table:formula="of:=[.D75] &amp; &quot;,&quot; &amp; [.E74]" office:value-type="string" office:string-value="1,2,3,5,7,10,12,16,19,23,27,32,36,41,46,52,57,63,69,75,81,87,94,100,106,113,119,125,131,137,143,148,154,159,164,168,173,177,181,184,188,190,193,195,197,198,199,200,200,200,199,198,197,195,193,190,188,184,181,177,173,168,164,159,154,148,143,137,131,125,119,113,106,100," calcext:value-type="string">
            <text:p>1,2,3,5,7,10,12,16,19,23,27,32,36,41,46,52,57,63,69,75,81,87,94,100,106,113,119,125,131,137,143,148,154,159,164,168,173,177,181,184,188,190,193,195,197,198,199,200,200,200,199,198,197,195,193,190,188,184,181,177,173,168,164,159,154,148,143,137,131,125,119,113,106,100,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SIN([.A76]*[.$B$1])+1" office:value-type="float" office:value="0.00197327157172844" calcext:value-type="float">
            <text:p>0.001973271571728</text:p>
          </table:table-cell>
          <table:table-cell table:formula="of:=[.B76]*[.$C$1]" office:value-type="float" office:value="0.197327157172844" calcext:value-type="float">
            <text:p>0.197327157172844</text:p>
          </table:table-cell>
          <table:table-cell office:value-type="float" office:value="0" calcext:value-type="float">
            <text:p>0</text:p>
          </table:table-cell>
          <table:table-cell table:formula="of:=[.D76] &amp; &quot;,&quot; &amp; [.E75]" office:value-type="string" office:string-value="0,1,2,3,5,7,10,12,16,19,23,27,32,36,41,46,52,57,63,69,75,81,87,94,100,106,113,119,125,131,137,143,148,154,159,164,168,173,177,181,184,188,190,193,195,197,198,199,200,200,200,199,198,197,195,193,190,188,184,181,177,173,168,164,159,154,148,143,137,131,125,119,113,106,100," calcext:value-type="string">
            <text:p>0,1,2,3,5,7,10,12,16,19,23,27,32,36,41,46,52,57,63,69,75,81,87,94,100,106,113,119,125,131,137,143,148,154,159,164,168,173,177,181,184,188,190,193,195,197,198,199,200,200,200,199,198,197,195,193,190,188,184,181,177,173,168,164,159,154,148,143,137,131,125,119,113,106,100,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SIN([.A77]*[.$B$1])+1" office:value-type="float" office:value="0" calcext:value-type="float">
            <text:p>0</text:p>
          </table:table-cell>
          <table:table-cell table:formula="of:=[.B77]*[.$C$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77] &amp; &quot;,&quot; &amp; [.E76]" office:value-type="string" office:string-value="0,0,1,2,3,5,7,10,12,16,19,23,27,32,36,41,46,52,57,63,69,75,81,87,94,100,106,113,119,125,131,137,143,148,154,159,164,168,173,177,181,184,188,190,193,195,197,198,199,200,200,200,199,198,197,195,193,190,188,184,181,177,173,168,164,159,154,148,143,137,131,125,119,113,106,100," calcext:value-type="string">
            <text:p>0,0,1,2,3,5,7,10,12,16,19,23,27,32,36,41,46,52,57,63,69,75,81,87,94,100,106,113,119,125,131,137,143,148,154,159,164,168,173,177,181,184,188,190,193,195,197,198,199,200,200,200,199,198,197,195,193,190,188,184,181,177,173,168,164,159,154,148,143,137,131,125,119,113,106,100,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SIN([.A78]*[.$B$1])+1" office:value-type="float" office:value="0.00197327157172844" calcext:value-type="float">
            <text:p>0.001973271571728</text:p>
          </table:table-cell>
          <table:table-cell table:formula="of:=[.B78]*[.$C$1]" office:value-type="float" office:value="0.197327157172844" calcext:value-type="float">
            <text:p>0.197327157172844</text:p>
          </table:table-cell>
          <table:table-cell office:value-type="float" office:value="0" calcext:value-type="float">
            <text:p>0</text:p>
          </table:table-cell>
          <table:table-cell table:formula="of:=[.D78] &amp; &quot;,&quot; &amp; [.E77]" office:value-type="string" office:string-value="0,0,0,1,2,3,5,7,10,12,16,19,23,27,32,36,41,46,52,57,63,69,75,81,87,94,100,106,113,119,125,131,137,143,148,154,159,164,168,173,177,181,184,188,190,193,195,197,198,199,200,200,200,199,198,197,195,193,190,188,184,181,177,173,168,164,159,154,148,143,137,131,125,119,113,106,100," calcext:value-type="string">
            <text:p>0,0,0,1,2,3,5,7,10,12,16,19,23,27,32,36,41,46,52,57,63,69,75,81,87,94,100,106,113,119,125,131,137,143,148,154,159,164,168,173,177,181,184,188,190,193,195,197,198,199,200,200,200,199,198,197,195,193,190,188,184,181,177,173,168,164,159,154,148,143,137,131,125,119,113,106,100,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SIN([.A79]*[.$B$1])+1" office:value-type="float" office:value="0.00788529868552212" calcext:value-type="float">
            <text:p>0.007885298685522</text:p>
          </table:table-cell>
          <table:table-cell table:formula="of:=[.B79]*[.$C$1]" office:value-type="float" office:value="0.788529868552212" calcext:value-type="float">
            <text:p>0.788529868552212</text:p>
          </table:table-cell>
          <table:table-cell table:formula="of:=TEXT([.C79];&quot;###&quot;)" office:value-type="string" office:string-value="1" calcext:value-type="string">
            <text:p>1</text:p>
          </table:table-cell>
          <table:table-cell table:formula="of:=[.D79] &amp; &quot;,&quot; &amp; [.E78]" office:value-type="string" office:string-value="1,0,0,0,1,2,3,5,7,10,12,16,19,23,27,32,36,41,46,52,57,63,69,75,81,87,94,100,106,113,119,125,131,137,143,148,154,159,164,168,173,177,181,184,188,190,193,195,197,198,199,200,200,200,199,198,197,195,193,190,188,184,181,177,173,168,164,159,154,148,143,137,131,125,119,113,106,100," calcext:value-type="string">
            <text:p>1,0,0,0,1,2,3,5,7,10,12,16,19,23,27,32,36,41,46,52,57,63,69,75,81,87,94,100,106,113,119,125,131,137,143,148,154,159,164,168,173,177,181,184,188,190,193,195,197,198,199,200,200,200,199,198,197,195,193,190,188,184,181,177,173,168,164,159,154,148,143,137,131,125,119,113,106,100,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SIN([.A80]*[.$B$1])+1" office:value-type="float" office:value="0.0177127492713114" calcext:value-type="float">
            <text:p>0.017712749271311</text:p>
          </table:table-cell>
          <table:table-cell table:formula="of:=[.B80]*[.$C$1]" office:value-type="float" office:value="1.77127492713114" calcext:value-type="float">
            <text:p>1.77127492713114</text:p>
          </table:table-cell>
          <table:table-cell table:formula="of:=TEXT([.C80];&quot;###&quot;)" office:value-type="string" office:string-value="2" calcext:value-type="string">
            <text:p>2</text:p>
          </table:table-cell>
          <table:table-cell table:formula="of:=[.D80] &amp; &quot;,&quot; &amp; [.E79]" office:value-type="string" office:string-value="2,1,0,0,0,1,2,3,5,7,10,12,16,19,23,27,32,36,41,46,52,57,63,69,75,81,87,94,100,106,113,119,125,131,137,143,148,154,159,164,168,173,177,181,184,188,190,193,195,197,198,199,200,200,200,199,198,197,195,193,190,188,184,181,177,173,168,164,159,154,148,143,137,131,125,119,113,106,100," calcext:value-type="string">
            <text:p>2,1,0,0,0,1,2,3,5,7,10,12,16,19,23,27,32,36,41,46,52,57,63,69,75,81,87,94,100,106,113,119,125,131,137,143,148,154,159,164,168,173,177,181,184,188,190,193,195,197,198,199,200,200,200,199,198,197,195,193,190,188,184,181,177,173,168,164,159,154,148,143,137,131,125,119,113,106,100,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SIN([.A81]*[.$B$1])+1" office:value-type="float" office:value="0.0314168388713689" calcext:value-type="float">
            <text:p>0.031416838871369</text:p>
          </table:table-cell>
          <table:table-cell table:formula="of:=[.B81]*[.$C$1]" office:value-type="float" office:value="3.14168388713689" calcext:value-type="float">
            <text:p>3.14168388713689</text:p>
          </table:table-cell>
          <table:table-cell table:formula="of:=TEXT([.C81];&quot;###&quot;)" office:value-type="string" office:string-value="3" calcext:value-type="string">
            <text:p>3</text:p>
          </table:table-cell>
          <table:table-cell table:formula="of:=[.D81] &amp; &quot;,&quot; &amp; [.E80]" office:value-type="string" office:string-value="3,2,1,0,0,0,1,2,3,5,7,10,12,16,19,23,27,32,36,41,46,52,57,63,69,75,81,87,94,100,106,113,119,125,131,137,143,148,154,159,164,168,173,177,181,184,188,190,193,195,197,198,199,200,200,200,199,198,197,195,193,190,188,184,181,177,173,168,164,159,154,148,143,137,131,125,119,113,106,100," calcext:value-type="string">
            <text:p>3,2,1,0,0,0,1,2,3,5,7,10,12,16,19,23,27,32,36,41,46,52,57,63,69,75,81,87,94,100,106,113,119,125,131,137,143,148,154,159,164,168,173,177,181,184,188,190,193,195,197,198,199,200,200,200,199,198,197,195,193,190,188,184,181,177,173,168,164,159,154,148,143,137,131,125,119,113,106,100,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SIN([.A82]*[.$B$1])+1" office:value-type="float" office:value="0.0489434837048464" calcext:value-type="float">
            <text:p>0.048943483704846</text:p>
          </table:table-cell>
          <table:table-cell table:formula="of:=[.B82]*[.$C$1]" office:value-type="float" office:value="4.89434837048464" calcext:value-type="float">
            <text:p>4.89434837048464</text:p>
          </table:table-cell>
          <table:table-cell table:formula="of:=TEXT([.C82];&quot;###&quot;)" office:value-type="string" office:string-value="5" calcext:value-type="string">
            <text:p>5</text:p>
          </table:table-cell>
          <table:table-cell table:formula="of:=[.D82] &amp; &quot;,&quot; &amp; [.E81]" office:value-type="string" office:string-value="5,3,2,1,0,0,0,1,2,3,5,7,10,12,16,19,23,27,32,36,41,46,52,57,63,69,75,81,87,94,100,106,113,119,125,131,137,143,148,154,159,164,168,173,177,181,184,188,190,193,195,197,198,199,200,200,200,199,198,197,195,193,190,188,184,181,177,173,168,164,159,154,148,143,137,131,125,119,113,106,100," calcext:value-type="string">
            <text:p>5,3,2,1,0,0,0,1,2,3,5,7,10,12,16,19,23,27,32,36,41,46,52,57,63,69,75,81,87,94,100,106,113,119,125,131,137,143,148,154,159,164,168,173,177,181,184,188,190,193,195,197,198,199,200,200,200,199,198,197,195,193,190,188,184,181,177,173,168,164,159,154,148,143,137,131,125,119,113,106,100,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SIN([.A83]*[.$B$1])+1" office:value-type="float" office:value="0.0702235141117488" calcext:value-type="float">
            <text:p>0.070223514111749</text:p>
          </table:table-cell>
          <table:table-cell table:formula="of:=[.B83]*[.$C$1]" office:value-type="float" office:value="7.02235141117488" calcext:value-type="float">
            <text:p>7.02235141117488</text:p>
          </table:table-cell>
          <table:table-cell table:formula="of:=TEXT([.C83];&quot;###&quot;)" office:value-type="string" office:string-value="7" calcext:value-type="string">
            <text:p>7</text:p>
          </table:table-cell>
          <table:table-cell table:formula="of:=[.D83] &amp; &quot;,&quot; &amp; [.E82]" office:value-type="string" office:string-value="7,5,3,2,1,0,0,0,1,2,3,5,7,10,12,16,19,23,27,32,36,41,46,52,57,63,69,75,81,87,94,100,106,113,119,125,131,137,143,148,154,159,164,168,173,177,181,184,188,190,193,195,197,198,199,200,200,200,199,198,197,195,193,190,188,184,181,177,173,168,164,159,154,148,143,137,131,125,119,113,106,100," calcext:value-type="string">
            <text:p>7,5,3,2,1,0,0,0,1,2,3,5,7,10,12,16,19,23,27,32,36,41,46,52,57,63,69,75,81,87,94,100,106,113,119,125,131,137,143,148,154,159,164,168,173,177,181,184,188,190,193,195,197,198,199,200,200,200,199,198,197,195,193,190,188,184,181,177,173,168,164,159,154,148,143,137,131,125,119,113,106,100,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SIN([.A84]*[.$B$1])+1" office:value-type="float" office:value="0.0951729475339804" calcext:value-type="float">
            <text:p>0.095172947533981</text:p>
          </table:table-cell>
          <table:table-cell table:formula="of:=[.B84]*[.$C$1]" office:value-type="float" office:value="9.51729475339804" calcext:value-type="float">
            <text:p>9.51729475339804</text:p>
          </table:table-cell>
          <table:table-cell table:formula="of:=TEXT([.C84];&quot;###&quot;)" office:value-type="string" office:string-value="10" calcext:value-type="string">
            <text:p>10</text:p>
          </table:table-cell>
          <table:table-cell table:formula="of:=[.D84] &amp; &quot;,&quot; &amp; [.E83]" office:value-type="string" office:string-value="10,7,5,3,2,1,0,0,0,1,2,3,5,7,10,12,16,19,23,27,32,36,41,46,52,57,63,69,75,81,87,94,100,106,113,119,125,131,137,143,148,154,159,164,168,173,177,181,184,188,190,193,195,197,198,199,200,200,200,199,198,197,195,193,190,188,184,181,177,173,168,164,159,154,148,143,137,131,125,119,113,106,100," calcext:value-type="string">
            <text:p>10,7,5,3,2,1,0,0,0,1,2,3,5,7,10,12,16,19,23,27,32,36,41,46,52,57,63,69,75,81,87,94,100,106,113,119,125,131,137,143,148,154,159,164,168,173,177,181,184,188,190,193,195,197,198,199,200,200,200,199,198,197,195,193,190,188,184,181,177,173,168,164,159,154,148,143,137,131,125,119,113,106,100,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SIN([.A85]*[.$B$1])+1" office:value-type="float" office:value="0.123693319956137" calcext:value-type="float">
            <text:p>0.123693319956137</text:p>
          </table:table-cell>
          <table:table-cell table:formula="of:=[.B85]*[.$C$1]" office:value-type="float" office:value="12.3693319956137" calcext:value-type="float">
            <text:p>12.3693319956137</text:p>
          </table:table-cell>
          <table:table-cell table:formula="of:=TEXT([.C85];&quot;###&quot;)" office:value-type="string" office:string-value="12" calcext:value-type="string">
            <text:p>12</text:p>
          </table:table-cell>
          <table:table-cell table:formula="of:=[.D85] &amp; &quot;,&quot; &amp; [.E84]" office:value-type="string" office:string-value="12,10,7,5,3,2,1,0,0,0,1,2,3,5,7,10,12,16,19,23,27,32,36,41,46,52,57,63,69,75,81,87,94,100,106,113,119,125,131,137,143,148,154,159,164,168,173,177,181,184,188,190,193,195,197,198,199,200,200,200,199,198,197,195,193,190,188,184,181,177,173,168,164,159,154,148,143,137,131,125,119,113,106,100," calcext:value-type="string">
            <text:p>12,10,7,5,3,2,1,0,0,0,1,2,3,5,7,10,12,16,19,23,27,32,36,41,46,52,57,63,69,75,81,87,94,100,106,113,119,125,131,137,143,148,154,159,164,168,173,177,181,184,188,190,193,195,197,198,199,200,200,200,199,198,197,195,193,190,188,184,181,177,173,168,164,159,154,148,143,137,131,125,119,113,106,100,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SIN([.A86]*[.$B$1])+1" office:value-type="float" office:value="0.155672074497985" calcext:value-type="float">
            <text:p>0.155672074497985</text:p>
          </table:table-cell>
          <table:table-cell table:formula="of:=[.B86]*[.$C$1]" office:value-type="float" office:value="15.5672074497985" calcext:value-type="float">
            <text:p>15.5672074497985</text:p>
          </table:table-cell>
          <table:table-cell table:formula="of:=TEXT([.C86];&quot;###&quot;)" office:value-type="string" office:string-value="16" calcext:value-type="string">
            <text:p>16</text:p>
          </table:table-cell>
          <table:table-cell table:formula="of:=[.D86] &amp; &quot;,&quot; &amp; [.E85]" office:value-type="string" office:string-value="16,12,10,7,5,3,2,1,0,0,0,1,2,3,5,7,10,12,16,19,23,27,32,36,41,46,52,57,63,69,75,81,87,94,100,106,113,119,125,131,137,143,148,154,159,164,168,173,177,181,184,188,190,193,195,197,198,199,200,200,200,199,198,197,195,193,190,188,184,181,177,173,168,164,159,154,148,143,137,131,125,119,113,106,100," calcext:value-type="string">
            <text:p>16,12,10,7,5,3,2,1,0,0,0,1,2,3,5,7,10,12,16,19,23,27,32,36,41,46,52,57,63,69,75,81,87,94,100,106,113,119,125,131,137,143,148,154,159,164,168,173,177,181,184,188,190,193,195,197,198,199,200,200,200,199,198,197,195,193,190,188,184,181,177,173,168,164,159,154,148,143,137,131,125,119,113,106,100,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SIN([.A87]*[.$B$1])+1" office:value-type="float" office:value="0.190983005625053" calcext:value-type="float">
            <text:p>0.190983005625053</text:p>
          </table:table-cell>
          <table:table-cell table:formula="of:=[.B87]*[.$C$1]" office:value-type="float" office:value="19.0983005625053" calcext:value-type="float">
            <text:p>19.0983005625053</text:p>
          </table:table-cell>
          <table:table-cell table:formula="of:=TEXT([.C87];&quot;###&quot;)" office:value-type="string" office:string-value="19" calcext:value-type="string">
            <text:p>19</text:p>
          </table:table-cell>
          <table:table-cell table:formula="of:=[.D87] &amp; &quot;,&quot; &amp; [.E86]" office:value-type="string" office:string-value="19,16,12,10,7,5,3,2,1,0,0,0,1,2,3,5,7,10,12,16,19,23,27,32,36,41,46,52,57,63,69,75,81,87,94,100,106,113,119,125,131,137,143,148,154,159,164,168,173,177,181,184,188,190,193,195,197,198,199,200,200,200,199,198,197,195,193,190,188,184,181,177,173,168,164,159,154,148,143,137,131,125,119,113,106,100," calcext:value-type="string">
            <text:p>19,16,12,10,7,5,3,2,1,0,0,0,1,2,3,5,7,10,12,16,19,23,27,32,36,41,46,52,57,63,69,75,81,87,94,100,106,113,119,125,131,137,143,148,154,159,164,168,173,177,181,184,188,190,193,195,197,198,199,200,200,200,199,198,197,195,193,190,188,184,181,177,173,168,164,159,154,148,143,137,131,125,119,113,106,100,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SIN([.A88]*[.$B$1])+1" office:value-type="float" office:value="0.229486757224211" calcext:value-type="float">
            <text:p>0.229486757224211</text:p>
          </table:table-cell>
          <table:table-cell table:formula="of:=[.B88]*[.$C$1]" office:value-type="float" office:value="22.9486757224211" calcext:value-type="float">
            <text:p>22.9486757224211</text:p>
          </table:table-cell>
          <table:table-cell table:formula="of:=TEXT([.C88];&quot;###&quot;)" office:value-type="string" office:string-value="23" calcext:value-type="string">
            <text:p>23</text:p>
          </table:table-cell>
          <table:table-cell table:formula="of:=[.D88] &amp; &quot;,&quot; &amp; [.E87]" office:value-type="string" office:string-value="23,19,16,12,10,7,5,3,2,1,0,0,0,1,2,3,5,7,10,12,16,19,23,27,32,36,41,46,52,57,63,69,75,81,87,94,100,106,113,119,125,131,137,143,148,154,159,164,168,173,177,181,184,188,190,193,195,197,198,199,200,200,200,199,198,197,195,193,190,188,184,181,177,173,168,164,159,154,148,143,137,131,125,119,113,106,100," calcext:value-type="string">
            <text:p>23,19,16,12,10,7,5,3,2,1,0,0,0,1,2,3,5,7,10,12,16,19,23,27,32,36,41,46,52,57,63,69,75,81,87,94,100,106,113,119,125,131,137,143,148,154,159,164,168,173,177,181,184,188,190,193,195,197,198,199,200,200,200,199,198,197,195,193,190,188,184,181,177,173,168,164,159,154,148,143,137,131,125,119,113,106,100,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SIN([.A89]*[.$B$1])+1" office:value-type="float" office:value="0.271031372578588" calcext:value-type="float">
            <text:p>0.271031372578588</text:p>
          </table:table-cell>
          <table:table-cell table:formula="of:=[.B89]*[.$C$1]" office:value-type="float" office:value="27.1031372578588" calcext:value-type="float">
            <text:p>27.1031372578588</text:p>
          </table:table-cell>
          <table:table-cell table:formula="of:=TEXT([.C89];&quot;###&quot;)" office:value-type="string" office:string-value="27" calcext:value-type="string">
            <text:p>27</text:p>
          </table:table-cell>
          <table:table-cell table:formula="of:=[.D89] &amp; &quot;,&quot; &amp; [.E88]" office:value-type="string" office:string-value="27,23,19,16,12,10,7,5,3,2,1,0,0,0,1,2,3,5,7,10,12,16,19,23,27,32,36,41,46,52,57,63,69,75,81,87,94,100,106,113,119,125,131,137,143,148,154,159,164,168,173,177,181,184,188,190,193,195,197,198,199,200,200,200,199,198,197,195,193,190,188,184,181,177,173,168,164,159,154,148,143,137,131,125,119,113,106,100," calcext:value-type="string">
            <text:p>27,23,19,16,12,10,7,5,3,2,1,0,0,0,1,2,3,5,7,10,12,16,19,23,27,32,36,41,46,52,57,63,69,75,81,87,94,100,106,113,119,125,131,137,143,148,154,159,164,168,173,177,181,184,188,190,193,195,197,198,199,200,200,200,199,198,197,195,193,190,188,184,181,177,173,168,164,159,154,148,143,137,131,125,119,113,106,100,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SIN([.A90]*[.$B$1])+1" office:value-type="float" office:value="0.315452894071312" calcext:value-type="float">
            <text:p>0.315452894071312</text:p>
          </table:table-cell>
          <table:table-cell table:formula="of:=[.B90]*[.$C$1]" office:value-type="float" office:value="31.5452894071312" calcext:value-type="float">
            <text:p>31.5452894071312</text:p>
          </table:table-cell>
          <table:table-cell table:formula="of:=TEXT([.C90];&quot;###&quot;)" office:value-type="string" office:string-value="32" calcext:value-type="string">
            <text:p>32</text:p>
          </table:table-cell>
          <table:table-cell table:formula="of:=[.D90] &amp; &quot;,&quot; &amp; [.E89]" office:value-type="string" office:string-value="32,27,23,19,16,12,10,7,5,3,2,1,0,0,0,1,2,3,5,7,10,12,16,19,23,27,32,36,41,46,52,57,63,69,75,81,87,94,100,106,113,119,125,131,137,143,148,154,159,164,168,173,177,181,184,188,190,193,195,197,198,199,200,200,200,199,198,197,195,193,190,188,184,181,177,173,168,164,159,154,148,143,137,131,125,119,113,106,100," calcext:value-type="string">
            <text:p>32,27,23,19,16,12,10,7,5,3,2,1,0,0,0,1,2,3,5,7,10,12,16,19,23,27,32,36,41,46,52,57,63,69,75,81,87,94,100,106,113,119,125,131,137,143,148,154,159,164,168,173,177,181,184,188,190,193,195,197,198,199,200,200,200,199,198,197,195,193,190,188,184,181,177,173,168,164,159,154,148,143,137,131,125,119,113,106,100,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SIN([.A91]*[.$B$1])+1" office:value-type="float" office:value="0.36257601025131" calcext:value-type="float">
            <text:p>0.36257601025131</text:p>
          </table:table-cell>
          <table:table-cell table:formula="of:=[.B91]*[.$C$1]" office:value-type="float" office:value="36.257601025131" calcext:value-type="float">
            <text:p>36.257601025131</text:p>
          </table:table-cell>
          <table:table-cell table:formula="of:=TEXT([.C91];&quot;###&quot;)" office:value-type="string" office:string-value="36" calcext:value-type="string">
            <text:p>36</text:p>
          </table:table-cell>
          <table:table-cell table:formula="of:=[.D91] &amp; &quot;,&quot; &amp; [.E90]" office:value-type="string" office:string-value="36,32,27,23,19,16,12,10,7,5,3,2,1,0,0,0,1,2,3,5,7,10,12,16,19,23,27,32,36,41,46,52,57,63,69,75,81,87,94,100,106,113,119,125,131,137,143,148,154,159,164,168,173,177,181,184,188,190,193,195,197,198,199,200,200,200,199,198,197,195,193,190,188,184,181,177,173,168,164,159,154,148,143,137,131,125,119,113,106,100," calcext:value-type="string">
            <text:p>36,32,27,23,19,16,12,10,7,5,3,2,1,0,0,0,1,2,3,5,7,10,12,16,19,23,27,32,36,41,46,52,57,63,69,75,81,87,94,100,106,113,119,125,131,137,143,148,154,159,164,168,173,177,181,184,188,190,193,195,197,198,199,200,200,200,199,198,197,195,193,190,188,184,181,177,173,168,164,159,154,148,143,137,131,125,119,113,106,100,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SIN([.A92]*[.$B$1])+1" office:value-type="float" office:value="0.412214747707527" calcext:value-type="float">
            <text:p>0.412214747707527</text:p>
          </table:table-cell>
          <table:table-cell table:formula="of:=[.B92]*[.$C$1]" office:value-type="float" office:value="41.2214747707527" calcext:value-type="float">
            <text:p>41.2214747707527</text:p>
          </table:table-cell>
          <table:table-cell table:formula="of:=TEXT([.C92];&quot;###&quot;)" office:value-type="string" office:string-value="41" calcext:value-type="string">
            <text:p>41</text:p>
          </table:table-cell>
          <table:table-cell table:formula="of:=[.D92] &amp; &quot;,&quot; &amp; [.E91]" office:value-type="string" office:string-value="41,36,32,27,23,19,16,12,10,7,5,3,2,1,0,0,0,1,2,3,5,7,10,12,16,19,23,27,32,36,41,46,52,57,63,69,75,81,87,94,100,106,113,119,125,131,137,143,148,154,159,164,168,173,177,181,184,188,190,193,195,197,198,199,200,200,200,199,198,197,195,193,190,188,184,181,177,173,168,164,159,154,148,143,137,131,125,119,113,106,100," calcext:value-type="string">
            <text:p>41,36,32,27,23,19,16,12,10,7,5,3,2,1,0,0,0,1,2,3,5,7,10,12,16,19,23,27,32,36,41,46,52,57,63,69,75,81,87,94,100,106,113,119,125,131,137,143,148,154,159,164,168,173,177,181,184,188,190,193,195,197,198,199,200,200,200,199,198,197,195,193,190,188,184,181,177,173,168,164,159,154,148,143,137,131,125,119,113,106,100,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SIN([.A93]*[.$B$1])+1" office:value-type="float" office:value="0.464173205021004" calcext:value-type="float">
            <text:p>0.464173205021004</text:p>
          </table:table-cell>
          <table:table-cell table:formula="of:=[.B93]*[.$C$1]" office:value-type="float" office:value="46.4173205021004" calcext:value-type="float">
            <text:p>46.4173205021004</text:p>
          </table:table-cell>
          <table:table-cell table:formula="of:=TEXT([.C93];&quot;###&quot;)" office:value-type="string" office:string-value="46" calcext:value-type="string">
            <text:p>46</text:p>
          </table:table-cell>
          <table:table-cell table:formula="of:=[.D93] &amp; &quot;,&quot; &amp; [.E92]" office:value-type="string" office:string-value="46,41,36,32,27,23,19,16,12,10,7,5,3,2,1,0,0,0,1,2,3,5,7,10,12,16,19,23,27,32,36,41,46,52,57,63,69,75,81,87,94,100,106,113,119,125,131,137,143,148,154,159,164,168,173,177,181,184,188,190,193,195,197,198,199,200,200,200,199,198,197,195,193,190,188,184,181,177,173,168,164,159,154,148,143,137,131,125,119,113,106,100," calcext:value-type="string">
            <text:p>46,41,36,32,27,23,19,16,12,10,7,5,3,2,1,0,0,0,1,2,3,5,7,10,12,16,19,23,27,32,36,41,46,52,57,63,69,75,81,87,94,100,106,113,119,125,131,137,143,148,154,159,164,168,173,177,181,184,188,190,193,195,197,198,199,200,200,200,199,198,197,195,193,190,188,184,181,177,173,168,164,159,154,148,143,137,131,125,119,113,106,100,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SIN([.A94]*[.$B$1])+1" office:value-type="float" office:value="0.518246325898285" calcext:value-type="float">
            <text:p>0.518246325898285</text:p>
          </table:table-cell>
          <table:table-cell table:formula="of:=[.B94]*[.$C$1]" office:value-type="float" office:value="51.8246325898285" calcext:value-type="float">
            <text:p>51.8246325898285</text:p>
          </table:table-cell>
          <table:table-cell table:formula="of:=TEXT([.C94];&quot;###&quot;)" office:value-type="string" office:string-value="52" calcext:value-type="string">
            <text:p>52</text:p>
          </table:table-cell>
          <table:table-cell table:formula="of:=[.D94] &amp; &quot;,&quot; &amp; [.E93]" office:value-type="string" office:string-value="52,46,41,36,32,27,23,19,16,12,10,7,5,3,2,1,0,0,0,1,2,3,5,7,10,12,16,19,23,27,32,36,41,46,52,57,63,69,75,81,87,94,100,106,113,119,125,131,137,143,148,154,159,164,168,173,177,181,184,188,190,193,195,197,198,199,200,200,200,199,198,197,195,193,190,188,184,181,177,173,168,164,159,154,148,143,137,131,125,119,113,106,100," calcext:value-type="string">
            <text:p>52,46,41,36,32,27,23,19,16,12,10,7,5,3,2,1,0,0,0,1,2,3,5,7,10,12,16,19,23,27,32,36,41,46,52,57,63,69,75,81,87,94,100,106,113,119,125,131,137,143,148,154,159,164,168,173,177,181,184,188,190,193,195,197,198,199,200,200,200,199,198,197,195,193,190,188,184,181,177,173,168,164,159,154,148,143,137,131,125,119,113,106,100,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SIN([.A95]*[.$B$1])+1" office:value-type="float" office:value="0.574220708434928" calcext:value-type="float">
            <text:p>0.574220708434928</text:p>
          </table:table-cell>
          <table:table-cell table:formula="of:=[.B95]*[.$C$1]" office:value-type="float" office:value="57.4220708434928" calcext:value-type="float">
            <text:p>57.4220708434928</text:p>
          </table:table-cell>
          <table:table-cell table:formula="of:=TEXT([.C95];&quot;###&quot;)" office:value-type="string" office:string-value="57" calcext:value-type="string">
            <text:p>57</text:p>
          </table:table-cell>
          <table:table-cell table:formula="of:=[.D95] &amp; &quot;,&quot; &amp; [.E94]" office:value-type="string" office:string-value="57,52,46,41,36,32,27,23,19,16,12,10,7,5,3,2,1,0,0,0,1,2,3,5,7,10,12,16,19,23,27,32,36,41,46,52,57,63,69,75,81,87,94,100,106,113,119,125,131,137,143,148,154,159,164,168,173,177,181,184,188,190,193,195,197,198,199,200,200,200,199,198,197,195,193,190,188,184,181,177,173,168,164,159,154,148,143,137,131,125,119,113,106,100," calcext:value-type="string">
            <text:p>57,52,46,41,36,32,27,23,19,16,12,10,7,5,3,2,1,0,0,0,1,2,3,5,7,10,12,16,19,23,27,32,36,41,46,52,57,63,69,75,81,87,94,100,106,113,119,125,131,137,143,148,154,159,164,168,173,177,181,184,188,190,193,195,197,198,199,200,200,200,199,198,197,195,193,190,188,184,181,177,173,168,164,159,154,148,143,137,131,125,119,113,106,100,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SIN([.A96]*[.$B$1])+1" office:value-type="float" office:value="0.631875447315322" calcext:value-type="float">
            <text:p>0.631875447315322</text:p>
          </table:table-cell>
          <table:table-cell table:formula="of:=[.B96]*[.$C$1]" office:value-type="float" office:value="63.1875447315322" calcext:value-type="float">
            <text:p>63.1875447315322</text:p>
          </table:table-cell>
          <table:table-cell table:formula="of:=TEXT([.C96];&quot;###&quot;)" office:value-type="string" office:string-value="63" calcext:value-type="string">
            <text:p>63</text:p>
          </table:table-cell>
          <table:table-cell table:formula="of:=[.D96] &amp; &quot;,&quot; &amp; [.E95]" office:value-type="string" office:string-value="63,57,52,46,41,36,32,27,23,19,16,12,10,7,5,3,2,1,0,0,0,1,2,3,5,7,10,12,16,19,23,27,32,36,41,46,52,57,63,69,75,81,87,94,100,106,113,119,125,131,137,143,148,154,159,164,168,173,177,181,184,188,190,193,195,197,198,199,200,200,200,199,198,197,195,193,190,188,184,181,177,173,168,164,159,154,148,143,137,131,125,119,113,106,100," calcext:value-type="string">
            <text:p>63,57,52,46,41,36,32,27,23,19,16,12,10,7,5,3,2,1,0,0,0,1,2,3,5,7,10,12,16,19,23,27,32,36,41,46,52,57,63,69,75,81,87,94,100,106,113,119,125,131,137,143,148,154,159,164,168,173,177,181,184,188,190,193,195,197,198,199,200,200,200,199,198,197,195,193,190,188,184,181,177,173,168,164,159,154,148,143,137,131,125,119,113,106,100,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SIN([.A97]*[.$B$1])+1" office:value-type="float" office:value="0.690983005625053" calcext:value-type="float">
            <text:p>0.690983005625053</text:p>
          </table:table-cell>
          <table:table-cell table:formula="of:=[.B97]*[.$C$1]" office:value-type="float" office:value="69.0983005625053" calcext:value-type="float">
            <text:p>69.0983005625053</text:p>
          </table:table-cell>
          <table:table-cell table:formula="of:=TEXT([.C97];&quot;###&quot;)" office:value-type="string" office:string-value="69" calcext:value-type="string">
            <text:p>69</text:p>
          </table:table-cell>
          <table:table-cell table:formula="of:=[.D97] &amp; &quot;,&quot; &amp; [.E96]" office:value-type="string" office:string-value="69,63,57,52,46,41,36,32,27,23,19,16,12,10,7,5,3,2,1,0,0,0,1,2,3,5,7,10,12,16,19,23,27,32,36,41,46,52,57,63,69,75,81,87,94,100,106,113,119,125,131,137,143,148,154,159,164,168,173,177,181,184,188,190,193,195,197,198,199,200,200,200,199,198,197,195,193,190,188,184,181,177,173,168,164,159,154,148,143,137,131,125,119,113,106,100," calcext:value-type="string">
            <text:p>69,63,57,52,46,41,36,32,27,23,19,16,12,10,7,5,3,2,1,0,0,0,1,2,3,5,7,10,12,16,19,23,27,32,36,41,46,52,57,63,69,75,81,87,94,100,106,113,119,125,131,137,143,148,154,159,164,168,173,177,181,184,188,190,193,195,197,198,199,200,200,200,199,198,197,195,193,190,188,184,181,177,173,168,164,159,154,148,143,137,131,125,119,113,106,100,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SIN([.A98]*[.$B$1])+1" office:value-type="float" office:value="0.751310112835145" calcext:value-type="float">
            <text:p>0.751310112835145</text:p>
          </table:table-cell>
          <table:table-cell table:formula="of:=[.B98]*[.$C$1]" office:value-type="float" office:value="75.1310112835146" calcext:value-type="float">
            <text:p>75.1310112835146</text:p>
          </table:table-cell>
          <table:table-cell table:formula="of:=TEXT([.C98];&quot;###&quot;)" office:value-type="string" office:string-value="75" calcext:value-type="string">
            <text:p>75</text:p>
          </table:table-cell>
          <table:table-cell table:formula="of:=[.D98] &amp; &quot;,&quot; &amp; [.E97]" office:value-type="string" office:string-value="75,69,63,57,52,46,41,36,32,27,23,19,16,12,10,7,5,3,2,1,0,0,0,1,2,3,5,7,10,12,16,19,23,27,32,36,41,46,52,57,63,69,75,81,87,94,100,106,113,119,125,131,137,143,148,154,159,164,168,173,177,181,184,188,190,193,195,197,198,199,200,200,200,199,198,197,195,193,190,188,184,181,177,173,168,164,159,154,148,143,137,131,125,119,113,106,100," calcext:value-type="string">
            <text:p>75,69,63,57,52,46,41,36,32,27,23,19,16,12,10,7,5,3,2,1,0,0,0,1,2,3,5,7,10,12,16,19,23,27,32,36,41,46,52,57,63,69,75,81,87,94,100,106,113,119,125,131,137,143,148,154,159,164,168,173,177,181,184,188,190,193,195,197,198,199,200,200,200,199,198,197,195,193,190,188,184,181,177,173,168,164,159,154,148,143,137,131,125,119,113,106,100,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SIN([.A99]*[.$B$1])+1" office:value-type="float" office:value="0.812618685414275" calcext:value-type="float">
            <text:p>0.812618685414275</text:p>
          </table:table-cell>
          <table:table-cell table:formula="of:=[.B99]*[.$C$1]" office:value-type="float" office:value="81.2618685414275" calcext:value-type="float">
            <text:p>81.2618685414275</text:p>
          </table:table-cell>
          <table:table-cell table:formula="of:=TEXT([.C99];&quot;###&quot;)" office:value-type="string" office:string-value="81" calcext:value-type="string">
            <text:p>81</text:p>
          </table:table-cell>
          <table:table-cell table:formula="of:=[.D99] &amp; &quot;,&quot; &amp; [.E98]" office:value-type="string" office:string-value="81,75,69,63,57,52,46,41,36,32,27,23,19,16,12,10,7,5,3,2,1,0,0,0,1,2,3,5,7,10,12,16,19,23,27,32,36,41,46,52,57,63,69,75,81,87,94,100,106,113,119,125,131,137,143,148,154,159,164,168,173,177,181,184,188,190,193,195,197,198,199,200,200,200,199,198,197,195,193,190,188,184,181,177,173,168,164,159,154,148,143,137,131,125,119,113,106,100," calcext:value-type="string">
            <text:p>81,75,69,63,57,52,46,41,36,32,27,23,19,16,12,10,7,5,3,2,1,0,0,0,1,2,3,5,7,10,12,16,19,23,27,32,36,41,46,52,57,63,69,75,81,87,94,100,106,113,119,125,131,137,143,148,154,159,164,168,173,177,181,184,188,190,193,195,197,198,199,200,200,200,199,198,197,195,193,190,188,184,181,177,173,168,164,159,154,148,143,137,131,125,119,113,106,100,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SIN([.A100]*[.$B$1])+1" office:value-type="float" office:value="0.874666766435696" calcext:value-type="float">
            <text:p>0.874666766435696</text:p>
          </table:table-cell>
          <table:table-cell table:formula="of:=[.B100]*[.$C$1]" office:value-type="float" office:value="87.4666766435696" calcext:value-type="float">
            <text:p>87.4666766435696</text:p>
          </table:table-cell>
          <table:table-cell table:formula="of:=TEXT([.C100];&quot;###&quot;)" office:value-type="string" office:string-value="87" calcext:value-type="string">
            <text:p>87</text:p>
          </table:table-cell>
          <table:table-cell table:formula="of:=[.D100] &amp; &quot;,&quot; &amp; [.E99]" office:value-type="string" office:string-value="87,81,75,69,63,57,52,46,41,36,32,27,23,19,16,12,10,7,5,3,2,1,0,0,0,1,2,3,5,7,10,12,16,19,23,27,32,36,41,46,52,57,63,69,75,81,87,94,100,106,113,119,125,131,137,143,148,154,159,164,168,173,177,181,184,188,190,193,195,197,198,199,200,200,200,199,198,197,195,193,190,188,184,181,177,173,168,164,159,154,148,143,137,131,125,119,113,106,100," calcext:value-type="string">
            <text:p>87,81,75,69,63,57,52,46,41,36,32,27,23,19,16,12,10,7,5,3,2,1,0,0,0,1,2,3,5,7,10,12,16,19,23,27,32,36,41,46,52,57,63,69,75,81,87,94,100,106,113,119,125,131,137,143,148,154,159,164,168,173,177,181,184,188,190,193,195,197,198,199,200,200,200,199,198,197,195,193,190,188,184,181,177,173,168,164,159,154,148,143,137,131,125,119,113,106,100,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SIN([.A101]*[.$B$1])+1" office:value-type="float" office:value="0.937209480470687" calcext:value-type="float">
            <text:p>0.937209480470687</text:p>
          </table:table-cell>
          <table:table-cell table:formula="of:=[.B101]*[.$C$1]" office:value-type="float" office:value="93.7209480470687" calcext:value-type="float">
            <text:p>93.7209480470687</text:p>
          </table:table-cell>
          <table:table-cell table:formula="of:=TEXT([.C101];&quot;###&quot;)" office:value-type="string" office:string-value="94" calcext:value-type="string">
            <text:p>94</text:p>
          </table:table-cell>
          <table:table-cell table:formula="of:=[.D101] &amp; &quot;,&quot; &amp; [.E100]" office:value-type="string" office:string-value="94,87,81,75,69,63,57,52,46,41,36,32,27,23,19,16,12,10,7,5,3,2,1,0,0,0,1,2,3,5,7,10,12,16,19,23,27,32,36,41,46,52,57,63,69,75,81,87,94,100,106,113,119,125,131,137,143,148,154,159,164,168,173,177,181,184,188,190,193,195,197,198,199,200,200,200,199,198,197,195,193,190,188,184,181,177,173,168,164,159,154,148,143,137,131,125,119,113,106,100," calcext:value-type="string">
            <text:p>94,87,81,75,69,63,57,52,46,41,36,32,27,23,19,16,12,10,7,5,3,2,1,0,0,0,1,2,3,5,7,10,12,16,19,23,27,32,36,41,46,52,57,63,69,75,81,87,94,100,106,113,119,125,131,137,143,148,154,159,164,168,173,177,181,184,188,190,193,195,197,198,199,200,200,200,199,198,197,195,193,190,188,184,181,177,173,168,164,159,154,148,143,137,131,125,119,113,106,100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6T15:47:03.282806030</meta:creation-date>
    <dc:date>2018-06-06T16:37:10.746106878</dc:date>
    <meta:editing-duration>PT29M45S</meta:editing-duration>
    <meta:editing-cycles>6</meta:editing-cycles>
    <meta:generator>LibreOffice/5.2.7.2$Linux_X86_64 LibreOffice_project/20m0$Build-2</meta:generator>
    <meta:document-statistic meta:table-count="1" meta:cell-count="503" meta:object-count="0"/>
  </office:meta>
</office:document-meta>
</file>